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automatic-styles>
    <style:style style:name="dpNormal" style:family="drawing-page" style:display-name="dpNormal">
      <style:drawing-page-properties draw:fill="solid" draw:fill-color="#1A1A1A" presentation:background-objects-visible="true"/>
    </style:style>
    <style:style style:name="dpLab" style:family="drawing-page" style:display-name="dpLab">
      <style:drawing-page-properties draw:fill="solid" draw:fill-color="#2A0000" presentation:background-objects-visible="true"/>
    </style:style>
    <style:style style:name="dpCode" style:family="drawing-page" style:display-name="dpCode">
      <style:drawing-page-properties draw:fill="solid" draw:fill-color="#2D2D2D" presentation:background-objects-visible="true"/>
    </style:style>
    <style:style style:name="tsH1" style:family="text" style:display-name="tsH1">
      <style:text-properties fo:color="#EE0000" fo:font-size="36pt" fo:font-family="Liberation Sans" fo:font-weight="bold"/>
    </style:style>
    <style:style style:name="tsH1Lab" style:family="text" style:display-name="tsH1Lab">
      <style:text-properties fo:color="#CC0000" fo:font-size="28pt" fo:font-family="Liberation Sans" fo:font-weight="bold"/>
    </style:style>
    <style:style style:name="tsSub" style:family="text" style:display-name="tsSub">
      <style:text-properties fo:color="#888888" fo:font-size="22pt" fo:font-family="Liberation Sans" fo:font-style="italic"/>
    </style:style>
    <style:style style:name="tsBullet" style:family="text" style:display-name="tsBullet">
      <style:text-properties fo:color="#F0F0F0" fo:font-size="18pt" fo:font-family="Liberation Sans"/>
    </style:style>
    <style:style style:name="tsDiag" style:family="text" style:display-name="tsDiag">
      <style:text-properties fo:color="#F0F0F0" fo:font-size="11pt" fo:font-family="DejaVu Sans Mono"/>
    </style:style>
    <style:style style:name="tsSmall" style:family="text" style:display-name="tsSmall">
      <style:text-properties fo:color="#888888" fo:font-size="14pt" fo:font-family="Liberation Sans"/>
    </style:style>
    <style:style style:name="tsLabStep" style:family="text" style:display-name="tsLabStep">
      <style:text-properties fo:color="#F0F0F0" fo:font-size="17pt" fo:font-family="Liberation Sans"/>
    </style:style>
    <style:style style:name="psTitle" style:family="paragraph" style:display-name="psTitle">
      <style:paragraph-properties fo:margin-top="0.3cm" fo:margin-left="0cm"/>
    </style:style>
    <style:style style:name="psSub" style:family="paragraph" style:display-name="psSub">
      <style:paragraph-properties fo:margin-top="0.4cm" fo:margin-left="0cm"/>
    </style:style>
    <style:style style:name="psBullet" style:family="paragraph" style:display-name="psBullet">
      <style:paragraph-properties fo:margin-top="0.12cm" fo:margin-left="0.4cm"/>
    </style:style>
    <style:style style:name="psCode" style:family="paragraph" style:display-name="psCode">
      <style:paragraph-properties fo:margin-top="0cm" fo:margin-left="0.1cm" fo:line-height="110%"/>
    </style:style>
    <style:style style:name="psSmall" style:family="paragraph" style:display-name="psSmall">
      <style:paragraph-properties fo:margin-top="0.15cm" fo:margin-left="0cm"/>
    </style:style>
    <style:style style:name="gsFrame" style:family="graphic" style:display-name="gsFrame">
      <style:graphic-properties draw:fill="none" draw:stroke="none" fo:padding-left="0.3cm" fo:padding-right="0.3cm" fo:padding-top="0.2cm" fo:padding-bottom="0.2cm"/>
    </style:style>
    <style:style style:name="gsCode" style:family="graphic" style:display-name="gsCode">
      <style:graphic-properties draw:fill="solid" draw:stroke="none" fo:padding-left="0.5cm" fo:padding-right="0.5cm" fo:padding-top="0.4cm" fo:padding-bottom="0.4cm" draw:fill-color="#2D2D2D" fo:overflow-behavior="clip" draw:auto-grow-height="false" draw:auto-grow-width="false" style:wrap="none"/>
    </style:style>
    <style:style style:name="gsBanner" style:family="graphic" style:display-name="gsBanner">
      <style:graphic-properties draw:fill="solid" draw:stroke="none" fo:padding-left="0.6cm" fo:padding-right="0.6cm" fo:padding-top="0.3cm" fo:padding-bottom="0.3cm" draw:fill-color="#CC0000"/>
    </style:style>
    <style:style style:name="tcsHeader" style:family="table-cell" style:display-name="tcsHeader">
      <style:table-cell-properties fo:background-color="#CC0000" fo:border="0.05cm solid #CC0000" fo:padding="0.18cm"/>
    </style:style>
    <style:style style:name="tcsRowA" style:family="table-cell" style:display-name="tcsRowA">
      <style:table-cell-properties fo:background-color="#252525" fo:border="0.05cm solid #444444" fo:padding="0.18cm"/>
    </style:style>
    <style:style style:name="tcsRowB" style:family="table-cell" style:display-name="tcsRowB">
      <style:table-cell-properties fo:background-color="#1E1E1E" fo:border="0.05cm solid #444444" fo:padding="0.18cm"/>
    </style:style>
    <style:style style:name="tsTh" style:family="text" style:display-name="tsTh">
      <style:text-properties fo:color="#F0F0F0" fo:font-size="17pt" fo:font-family="Liberation Sans" fo:font-weight="bold"/>
    </style:style>
    <style:style style:name="tsTd" style:family="text" style:display-name="tsTd">
      <style:text-properties fo:color="#F0F0F0" fo:font-size="16pt" fo:font-family="Liberation Sans"/>
    </style:style>
    <style:style style:name="psCell" style:family="paragraph" style:display-name="psCell">
      <style:paragraph-properties fo:margin-top="0.05cm" fo:margin-left="0cm"/>
    </style:style>
    <style:style style:name="tsCodeDyn_11_A8FF60_DejaVuSansMono" style:family="text" style:display-name="tsCodeDyn_11_A8FF60_DejaVuSansMono">
      <style:text-properties fo:color="#A8FF60" fo:font-size="11pt" fo:font-family="DejaVu Sans Mono"/>
    </style:style>
  </office:automatic-styles>
  <office:body>
    <office:presentation>
      <draw:page draw:style-name="dpNormal" draw:master-page-name="RHELDark">
        <draw:frame draw:style-name="gsFrame" svg:x="1.5cm" svg:y="4.5cm" svg:width="30.87cm" svg:height="5cm">
          <draw:text-box>
            <text:p text:style-name="psTitle"><text:span text:style-name="tsH1">Module 12 — Direct Rules and Advanced nftables</text:span></text:p>
            <text:p text:style-name="psSub"><text:span text:style-name="tsSub">Firewalld: Zero to Expert on RHEL 10</text:span></text:p>
          </draw:text-box>
        </draw:frame>
        <draw:frame draw:style-name="gsFrame" svg:x="1.5cm" svg:y="17.5cm" svg:width="30.87cm" svg:height="1cm">
          <draw:text-box>
            <text:p text:style-name="psSmall"><text:span text:style-name="tsSmall">Red Hat Enterprise Linux 10  |  Instructor Edition</text:span></text:p>
          </draw:text-box>
        </draw:frame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Prerequisit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• Modules 01–11 completed, especially Module 02 (nftables fundamentals)</text:span></text:p>
            <text:p text:style-name="psBullet"><text:span text:style-name="tsBullet">• Comfort with the nft command-line tool</text:span></text:p>
            <text:p text:style-name="psBullet"><text:span text:style-name="tsBullet">• Lab environment running (~/firewalld-lab/start-lab.sh)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- Modules 01–11 completed, especially Module 02 (nftables fundamentals)</text:span></text:p>
              <text:p text:style-name="psCode"><text:span text:style-name="tsDiag">- Comfort with the nft command-line tool</text:span></text:p>
              <text:p text:style-name="psCode"><text:span text:style-name="tsDiag">- Lab environment running (`~/firewalld-lab/start-lab.sh`)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Learning Objectiv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By the end of this module you will be able to:</text:span></text:p>
            <text:p text:style-name="psBullet"><text:span text:style-name="tsBullet">→ Understand when and why to use direct rules versus firewalld abstractions</text:span></text:p>
            <text:p text:style-name="psBullet"><text:span text:style-name="tsBullet">→ Use firewalld's --direct interface (legacy passthrough layer)</text:span></text:p>
            <text:p text:style-name="psBullet"><text:span text:style-name="tsBullet">→ Write standalone nftables tables and chains that coexist with firewalld</text:span></text:p>
            <text:p text:style-name="psBullet"><text:span text:style-name="tsBullet">→ Use nftables expressions: maps, verdict maps, sets, concatenations, and meters</text:span></text:p>
            <text:p text:style-name="psBullet"><text:span text:style-name="tsBullet">→ Implement rate-limiting, connection tracking, and stateful rules directly in nftables</text:span></text:p>
            <text:p text:style-name="psBullet"><text:span text:style-name="tsBullet">→ Use nftables flowtables for hardware-offloaded forwarding</text:span></text:p>
            <text:p text:style-name="psBullet"><text:span text:style-name="tsBullet">→ Understand nftables priorities and how to hook at the right point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→ Manage nftables rules atomically with nft -f</text:span></text:p>
              <text:p text:style-name="psCode"><text:span text:style-name="tsDiag"> </text:span></text:p>
              <text:p text:style-name="psCode"><text:span text:style-name="tsDiag">By the end of this module you will be able to:</text:span></text:p>
              <text:p text:style-name="psCode"><text:span text:style-name="tsDiag">1. Understand when and why to use direct rules versus firewalld abstractions</text:span></text:p>
              <text:p text:style-name="psCode"><text:span text:style-name="tsDiag">2. Use firewalld's `--direct` interface (legacy passthrough layer)</text:span></text:p>
              <text:p text:style-name="psCode"><text:span text:style-name="tsDiag">3. Write standalone nftables tables and chains that coexist with firewalld</text:span></text:p>
              <text:p text:style-name="psCode"><text:span text:style-name="tsDiag">4. Use nftables expressions: maps, verdict maps, sets, concatenations, and meters</text:span></text:p>
              <text:p text:style-name="psCode"><text:span text:style-name="tsDiag">5. Implement rate-limiting, connection tracking, and stateful rules directly in nftables</text:span></text:p>
              <text:p text:style-name="psCode"><text:span text:style-name="tsDiag">6. Use nftables flowtables for hardware-offloaded forwarding</text:span></text:p>
              <text:p text:style-name="psCode"><text:span text:style-name="tsDiag">7. Understand nftables priorities and how to hook at the right point</text:span></text:p>
              <text:p text:style-name="psCode"><text:span text:style-name="tsDiag">8. Manage nftables rules atomically with `nft -f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2.1 — When to Go Below firewalld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firewalld covers the vast majority of real-world use cases. You should reach for direct nftables rules only when: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d covers the vast majority of real-world use cases. You should reach for direct nftables rules only when:</text:span></text:p>
              <text:p text:style-name="psCode"><text:span text:style-name="tsDiag"> </text:span></text:p>
              <text:p text:style-name="psCode"><text:span text:style-name="tsDiag">| Need | Reason to bypass firewalld |</text:span></text:p>
              <text:p text:style-name="psCode"><text:span text:style-name="tsDiag">|------|---------------------------|</text:span></text:p>
              <text:p text:style-name="psCode"><text:span text:style-name="tsDiag">| Per-packet rate limiting (meter) | firewalld rich rules support `--limit` but not meters |</text:span></text:p>
              <text:p text:style-name="psCode"><text:span text:style-name="tsDiag">| nftables flowtables (offload) | No firewalld abstraction exists |</text:span></text:p>
              <text:p text:style-name="psCode"><text:span text:style-name="tsDiag">| Verdict maps / routing by mark | Complex dispatch logic not expressible in zones |</text:span></text:p>
              <text:p text:style-name="psCode"><text:span text:style-name="tsDiag">| Table/chain hooks at custom priorities | firewalld owns priorities near 0; you need a different hook point |</text:span></text:p>
              <text:p text:style-name="psCode"><text:span text:style-name="tsDiag">| Atomic multi-rule transactions | firewalld applies rules one-at-a-time; `nft -f` is atomic |</text:span></text:p>
              <text:p text:style-name="psCode"><text:span text:style-name="tsDiag">| nftables sets with intervals | firewalld ipsets are limited to hash types |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2.1 — When to Go Below firewalld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45751648_892"/>
            <table:table-column table:style-name="tcCol_139861545751648_2295"/>
            <table:table-row>
              <table:table-cell table:style-name="tcsHeader">
                <text:p text:style-name="psCell"><text:span text:style-name="tsTh">Need</text:span></text:p>
              </table:table-cell>
              <table:table-cell table:style-name="tcsHeader">
                <text:p text:style-name="psCell"><text:span text:style-name="tsTh">Reason to bypass firewalld</text:span></text:p>
              </table:table-cell>
            </table:table-row>
            <table:table-row>
              <table:table-cell table:style-name="tcsRowA">
                <text:p text:style-name="psCell"><text:span text:style-name="tsTd">Per-packet rate limiting (meter)</text:span></text:p>
              </table:table-cell>
              <table:table-cell table:style-name="tcsRowA">
                <text:p text:style-name="psCell"><text:span text:style-name="tsTd">firewalld rich rules support --limit but not meters</text:span></text:p>
              </table:table-cell>
            </table:table-row>
            <table:table-row>
              <table:table-cell table:style-name="tcsRowB">
                <text:p text:style-name="psCell"><text:span text:style-name="tsTd">nftables flowtables (offload)</text:span></text:p>
              </table:table-cell>
              <table:table-cell table:style-name="tcsRowB">
                <text:p text:style-name="psCell"><text:span text:style-name="tsTd">No firewalld abstraction exists</text:span></text:p>
              </table:table-cell>
            </table:table-row>
            <table:table-row>
              <table:table-cell table:style-name="tcsRowA">
                <text:p text:style-name="psCell"><text:span text:style-name="tsTd">Verdict maps / routing by mark</text:span></text:p>
              </table:table-cell>
              <table:table-cell table:style-name="tcsRowA">
                <text:p text:style-name="psCell"><text:span text:style-name="tsTd">Complex dispatch logic not expressible in zones</text:span></text:p>
              </table:table-cell>
            </table:table-row>
            <table:table-row>
              <table:table-cell table:style-name="tcsRowB">
                <text:p text:style-name="psCell"><text:span text:style-name="tsTd">Table/chain hooks at custom priorities</text:span></text:p>
              </table:table-cell>
              <table:table-cell table:style-name="tcsRowB">
                <text:p text:style-name="psCell"><text:span text:style-name="tsTd">firewalld owns priorities near 0; you need a different hook point</text:span></text:p>
              </table:table-cell>
            </table:table-row>
            <table:table-row>
              <table:table-cell table:style-name="tcsRowA">
                <text:p text:style-name="psCell"><text:span text:style-name="tsTd">Atomic multi-rule transactions</text:span></text:p>
              </table:table-cell>
              <table:table-cell table:style-name="tcsRowA">
                <text:p text:style-name="psCell"><text:span text:style-name="tsTd">firewalld applies rules one-at-a-time; nft -f is atomic</text:span></text:p>
              </table:table-cell>
            </table:table-row>
            <table:table-row>
              <table:table-cell table:style-name="tcsRowB">
                <text:p text:style-name="psCell"><text:span text:style-name="tsTd">nftables sets with intervals</text:span></text:p>
              </table:table-cell>
              <table:table-cell table:style-name="tcsRowB">
                <text:p text:style-name="psCell"><text:span text:style-name="tsTd">firewalld ipsets are limited to hash types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eed | Reason to bypass firewalld</text:span></text:p>
              <text:p text:style-name="psCode"><text:span text:style-name="tsDiag">------------------------------------------------------------</text:span></text:p>
              <text:p text:style-name="psCode"><text:span text:style-name="tsDiag">Per-packet rate limiting (meter) | firewalld rich rules support --limit but not meters</text:span></text:p>
              <text:p text:style-name="psCode"><text:span text:style-name="tsDiag">nftables flowtables (offload) | No firewalld abstraction exists</text:span></text:p>
              <text:p text:style-name="psCode"><text:span text:style-name="tsDiag">Verdict maps / routing by mark | Complex dispatch logic not expressible in zones</text:span></text:p>
              <text:p text:style-name="psCode"><text:span text:style-name="tsDiag">Table/chain hooks at custom priorities | firewalld owns priorities near 0; you need a different hook point</text:span></text:p>
              <text:p text:style-name="psCode"><text:span text:style-name="tsDiag">Atomic multi-rule transactions | firewalld applies rules one-at-a-time; nft -f is atomic</text:span></text:p>
              <text:p text:style-name="psCode"><text:span text:style-name="tsDiag">nftables sets with intervals | firewalld ipsets are limited to hash types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2.2 — firewalld Direct Interface (Legacy)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he direct interface is firewalld's thin passthrough to the underlying packet filter. On RHEL 10 with the nftables backend, direct rules are injected into a special nftables chain.</text:span></text:p>
            <text:p text:style-name="psBullet"><text:span text:style-name="tsBullet">💡 Important: The direct interface was designed for iptables compatibility. On RHEL 10 it maps to nftables using a compatibility shim. It still works, but is considered a legacy mechanism. Prefer standalone nftables tables (Section 12.3) for new rules.</text:span></text:p>
            <text:p text:style-name="psBullet"><text:span text:style-name="tsBullet">◆ 12.2.1 Direct interface concepts</text:span></text:p>
            <text:p text:style-name="psBullet"><text:span text:style-name="tsBullet">◆ 12.2.2 Direct rule examples</text:span></text:p>
            <text:p text:style-name="psBullet"><text:span text:style-name="tsBullet">◆ 12.2.3 Where direct rules appear in nftables</text:span></text:p>
            <text:p text:style-name="psBullet"><text:span text:style-name="tsBullet">◆ 12.2.4 Direct rules are runtime-only by default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he direct interface is firewalld's thin passthrough to the underlying packet filter. On RHEL 10 with the nftables backend, direct rules are injected into a special nftables chain.</text:span></text:p>
              <text:p text:style-name="psCode"><text:span text:style-name="tsDiag"> </text:span></text:p>
              <text:p text:style-name="psCode"><text:span text:style-name="tsDiag">&gt; **Important**: The direct interface was designed for iptables compatibility. On RHEL 10 it maps to nftables using a compatibility shim. It still works, but is considered a **legacy mechanism**. Prefer standalone nftables tables (Section 12.3) for new rules.</text:span></text:p>
              <text:p text:style-name="psCode"><text:span text:style-name="tsDiag"> </text:span></text:p>
              <text:p text:style-name="psCode"><text:span text:style-name="tsDiag">### 12.2.1 Direct interface concepts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firewall-cmd --direct --add-rule &lt;ipv&gt; &lt;table&gt; &lt;chain&gt; &lt;priority&gt; &lt;args&gt;</text:span></text:p>
              <text:p text:style-name="psCode"><text:span text:style-name="tsDiag"> </text:span></text:p>
              <text:p text:style-name="psCode"><text:span text:style-name="tsDiag">  ipv       = ipv4 | ipv6 | eb (ebtables)</text:span></text:p>
              <text:p text:style-name="psCode"><text:span text:style-name="tsDiag">  table     = filter | mangle | nat | raw</text:span></text:p>
              <text:p text:style-name="psCode"><text:span text:style-name="tsDiag">  chain     = INPUT | OUTPUT | FORWARD | PREROUTING | POSTROUTING</text:span></text:p>
              <text:p text:style-name="psCode"><text:span text:style-name="tsDiag">              (or any custom chain you create)</text:span></text:p>
              <text:p text:style-name="psCode"><text:span text:style-name="tsDiag">  priority  = integer; lower runs first</text:span></text:p>
              <text:p text:style-name="psCode"><text:span text:style-name="tsDiag">  args      = iptables-syntax rule argument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2.2 Direct rule exampl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direct --add-rule ipv4 filter INPUT 0 \</text:span></text:p>
              <text:p text:style-name="psCode"><text:span text:style-name="tsDiag">    -s 10.0.0.5 -j DROP</text:span></text:p>
              <text:p text:style-name="psCode"><text:span text:style-name="tsDiag"> </text:span></text:p>
              <text:p text:style-name="psCode"><text:span text:style-name="tsDiag">firewall-cmd --direct --add-rule ipv4 filter INPUT 0 \</text:span></text:p>
              <text:p text:style-name="psCode"><text:span text:style-name="tsDiag">    -p tcp --dport 22 -m state --state NEW \</text:span></text:p>
              <text:p text:style-name="psCode"><text:span text:style-name="tsDiag">    -m hashlimit --hashlimit-above 3/minute --hashlimit-burst 5 \</text:span></text:p>
              <text:p text:style-name="psCode"><text:span text:style-name="tsDiag">    --hashlimit-mode srcip --hashlimit-name ssh-ratelimit \</text:span></text:p>
              <text:p text:style-name="psCode"><text:span text:style-name="tsDiag">    -j DROP</text:span></text:p>
              <text:p text:style-name="psCode"><text:span text:style-name="tsDiag"> </text:span></text:p>
              <text:p text:style-name="psCode"><text:span text:style-name="tsDiag">firewall-cmd --direct --get-all-rules</text:span></text:p>
              <text:p text:style-name="psCode"><text:span text:style-name="tsDiag"> </text:span></text:p>
              <text:p text:style-name="psCode"><text:span text:style-name="tsDiag">firewall-cmd --direct --remove-rule ipv4 filter INPUT 0 \</text:span></text:p>
              <text:p text:style-name="psCode"><text:span text:style-name="tsDiag">    -s 10.0.0.5 -j DRO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2.3 Where direct rules appear in nftabl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table ip firewalld_direct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2.4 Direct rules are runtime-only by defaul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permanent --direct --add-rule ipv4 filter INPUT 0 \</text:span></text:p>
              <text:p text:style-name="psCode"><text:span text:style-name="tsDiag">    -s 10.0.0.5 -j DROP</text:span></text:p>
              <text:p text:style-name="psCode"><text:span text:style-name="tsDiag"> </text:span></text:p>
              <text:p text:style-name="psCode"><text:span text:style-name="tsDiag">cat /etc/firewalld/direct.xml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2 — firewalld Direct Interface (Legacy) — Code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direct --add-rule &lt;ipv&gt; &lt;table&gt; &lt;chain&gt; &lt;priority&gt; &lt;args&gt;</text:span><text:line-break/><text:span text:style-name="tsCodeDyn_11_A8FF60_DejaVuSansMono"> </text:span><text:line-break/><text:span text:style-name="tsCodeDyn_11_A8FF60_DejaVuSansMono">  ipv       = ipv4 | ipv6 | eb (ebtables)</text:span><text:line-break/><text:span text:style-name="tsCodeDyn_11_A8FF60_DejaVuSansMono">  table     = filter | mangle | nat | raw</text:span><text:line-break/><text:span text:style-name="tsCodeDyn_11_A8FF60_DejaVuSansMono">  chain     = INPUT | OUTPUT | FORWARD | PREROUTING | POSTROUTING</text:span><text:line-break/><text:span text:style-name="tsCodeDyn_11_A8FF60_DejaVuSansMono">              (or any custom chain you create)</text:span><text:line-break/><text:span text:style-name="tsCodeDyn_11_A8FF60_DejaVuSansMono">  priority  = integer; lower runs first</text:span><text:line-break/><text:span text:style-name="tsCodeDyn_11_A8FF60_DejaVuSansMono">  args      = iptables-syntax rule argument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direct --add-rule &lt;ipv&gt; &lt;table&gt; &lt;chain&gt; &lt;priority&gt; &lt;args&gt;</text:span></text:p>
              <text:p text:style-name="psCode"><text:span text:style-name="tsDiag"> </text:span></text:p>
              <text:p text:style-name="psCode"><text:span text:style-name="tsDiag">  ipv       = ipv4 | ipv6 | eb (ebtables)</text:span></text:p>
              <text:p text:style-name="psCode"><text:span text:style-name="tsDiag">  table     = filter | mangle | nat | raw</text:span></text:p>
              <text:p text:style-name="psCode"><text:span text:style-name="tsDiag">  chain     = INPUT | OUTPUT | FORWARD | PREROUTING | POSTROUTING</text:span></text:p>
              <text:p text:style-name="psCode"><text:span text:style-name="tsDiag">              (or any custom chain you create)</text:span></text:p>
              <text:p text:style-name="psCode"><text:span text:style-name="tsDiag">  priority  = integer; lower runs first</text:span></text:p>
              <text:p text:style-name="psCode"><text:span text:style-name="tsDiag">  args      = iptables-syntax rule arguments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2 — firewalld Direct Interface (Legacy)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firewall-cmd --direct --add-rule ipv4 filter INPUT 0 \</text:span><text:line-break/><text:span text:style-name="tsCodeDyn_11_A8FF60_DejaVuSansMono">    -s 10.0.0.5 -j DROP</text:span><text:line-break/><text:span text:style-name="tsCodeDyn_11_A8FF60_DejaVuSansMono"> </text:span><text:line-break/><text:span text:style-name="tsCodeDyn_11_A8FF60_DejaVuSansMono">firewall-cmd --direct --add-rule ipv4 filter INPUT 0 \</text:span><text:line-break/><text:span text:style-name="tsCodeDyn_11_A8FF60_DejaVuSansMono">    -p tcp --dport 22 -m state --state NEW \</text:span><text:line-break/><text:span text:style-name="tsCodeDyn_11_A8FF60_DejaVuSansMono">    -m hashlimit --hashlimit-above 3/minute --hashlimit-burst 5 \</text:span><text:line-break/><text:span text:style-name="tsCodeDyn_11_A8FF60_DejaVuSansMono">    --hashlimit-mode srcip --hashlimit-name ssh-ratelimit \</text:span><text:line-break/><text:span text:style-name="tsCodeDyn_11_A8FF60_DejaVuSansMono">    -j DROP</text:span><text:line-break/><text:span text:style-name="tsCodeDyn_11_A8FF60_DejaVuSansMono"> </text:span><text:line-break/><text:span text:style-name="tsCodeDyn_11_A8FF60_DejaVuSansMono">firewall-cmd --direct --get-all-rules</text:span><text:line-break/><text:span text:style-name="tsCodeDyn_11_A8FF60_DejaVuSansMono"> </text:span><text:line-break/><text:span text:style-name="tsCodeDyn_11_A8FF60_DejaVuSansMono">firewall-cmd --direct --remove-rule ipv4 filter INPUT 0 \</text:span><text:line-break/><text:span text:style-name="tsCodeDyn_11_A8FF60_DejaVuSansMono">    -s 10.0.0.5 -j DROP</text:span><text:line-break/><text:span text:style-name="tsCodeDyn_11_A8FF60_DejaVuSansMono"> </text:span><text:line-break/><text:span text:style-name="tsCodeDyn_11_A8FF60_DejaVuSansMono">nft list table ip firewalld_direct</text:span><text:line-break/><text:span text:style-name="tsCodeDyn_11_A8FF60_DejaVuSansMono"> </text:span><text:line-break/><text:span text:style-name="tsCodeDyn_11_A8FF60_DejaVuSansMono"> </text:span><text:line-break/><text:span text:style-name="tsCodeDyn_11_A8FF60_DejaVuSansMono">firewall-cmd --permanent --direct --add-rule ipv4 filter INPUT 0 \</text:span><text:line-break/><text:span text:style-name="tsCodeDyn_11_A8FF60_DejaVuSansMono">    -s 10.0.0.5 -j DROP</text:span><text:line-break/><text:span text:style-name="tsCodeDyn_11_A8FF60_DejaVuSansMono"> </text:span><text:line-break/><text:span text:style-name="tsCodeDyn_11_A8FF60_DejaVuSansMono">cat /etc/firewalld/direct.xml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irewall-cmd --direct --add-rule ipv4 filter INPUT 0 \</text:span></text:p>
              <text:p text:style-name="psCode"><text:span text:style-name="tsDiag">    -s 10.0.0.5 -j DROP</text:span></text:p>
              <text:p text:style-name="psCode"><text:span text:style-name="tsDiag"> </text:span></text:p>
              <text:p text:style-name="psCode"><text:span text:style-name="tsDiag">firewall-cmd --direct --add-rule ipv4 filter INPUT 0 \</text:span></text:p>
              <text:p text:style-name="psCode"><text:span text:style-name="tsDiag">    -p tcp --dport 22 -m state --state NEW \</text:span></text:p>
              <text:p text:style-name="psCode"><text:span text:style-name="tsDiag">    -m hashlimit --hashlimit-above 3/minute --hashlimit-burst 5 \</text:span></text:p>
              <text:p text:style-name="psCode"><text:span text:style-name="tsDiag">    --hashlimit-mode srcip --hashlimit-name ssh-ratelimit \</text:span></text:p>
              <text:p text:style-name="psCode"><text:span text:style-name="tsDiag">    -j DROP</text:span></text:p>
              <text:p text:style-name="psCode"><text:span text:style-name="tsDiag"> </text:span></text:p>
              <text:p text:style-name="psCode"><text:span text:style-name="tsDiag">firewall-cmd --direct --get-all-rules</text:span></text:p>
              <text:p text:style-name="psCode"><text:span text:style-name="tsDiag"> </text:span></text:p>
              <text:p text:style-name="psCode"><text:span text:style-name="tsDiag">firewall-cmd --direct --remove-rule ipv4 filter INPUT 0 \</text:span></text:p>
              <text:p text:style-name="psCode"><text:span text:style-name="tsDiag">    -s 10.0.0.5 -j DROP</text:span></text:p>
              <text:p text:style-name="psCode"><text:span text:style-name="tsDiag"> </text:span></text:p>
              <text:p text:style-name="psCode"><text:span text:style-name="tsDiag">nft list table ip firewalld_direct</text:span></text:p>
              <text:p text:style-name="psCode"><text:span text:style-name="tsDiag"> </text:span></text:p>
              <text:p text:style-name="psCode"><text:span text:style-name="tsDiag"> </text:span></text:p>
              <text:p text:style-name="psCode"><text:span text:style-name="tsDiag">firewall-cmd --permanent --direct --add-rule ipv4 filter INPUT 0 \</text:span></text:p>
              <text:p text:style-name="psCode"><text:span text:style-name="tsDiag">    -s 10.0.0.5 -j DROP</text:span></text:p>
              <text:p text:style-name="psCode"><text:span text:style-name="tsDiag"> </text:span></text:p>
              <text:p text:style-name="psCode"><text:span text:style-name="tsDiag">cat /etc/firewalld/direct.xml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2.3 — Standalone nftables Tabl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The cleanest approach for advanced rules on RHEL 10: create your own nftables table with a descriptive name, hook at the right priority, and leave firewalld's firewalld table untouched.</text:span></text:p>
            <text:p text:style-name="psBullet"><text:span text:style-name="tsBullet">◆ 12.3.1 nftables hook priorities</text:span></text:p>
            <text:p text:style-name="psBullet"><text:span text:style-name="tsBullet">nftables evaluates chains at their declared hook and priority. Lower numbers run first.</text:span></text:p>
            <text:p text:style-name="psBullet"><text:span text:style-name="tsBullet">💡 firewalld reserves priority -1 for its filter chains on INPUT/OUTPUT/FORWARD. Your custom filter chains at priority 0 run after firewalld. If you want your rules to run before firewalld, use priority -2 or lower.</text:span></text:p>
            <text:p text:style-name="psBullet"><text:span text:style-name="tsBullet">◆ 12.3.2 Creating a custom table</text:span></text:p>
            <text:p text:style-name="psBullet"><text:span text:style-name="tsBullet">◆ 12.3.3 Writing to a file for atomic application</text:span></text:p>
            <text:p text:style-name="psBullet"><text:span text:style-name="tsBullet">◆ 12.3.4 Making custom tables persistent</text:span></text:p>
            <text:p text:style-name="psBullet"><text:span text:style-name="tsBullet">On RHEL 10, nftables.service loads /etc/sysconfig/nftables.conf at boot.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he cleanest approach for advanced rules on RHEL 10: create your own nftables table with a descriptive name, hook at the right priority, and leave firewalld's `firewalld` table untouched.</text:span></text:p>
              <text:p text:style-name="psCode"><text:span text:style-name="tsDiag"> </text:span></text:p>
              <text:p text:style-name="psCode"><text:span text:style-name="tsDiag">### 12.3.1 nftables hook priorities</text:span></text:p>
              <text:p text:style-name="psCode"><text:span text:style-name="tsDiag"> </text:span></text:p>
              <text:p text:style-name="psCode"><text:span text:style-name="tsDiag">nftables evaluates chains at their declared hook and priority. Lower numbers run first.</text:span></text:p>
              <text:p text:style-name="psCode"><text:span text:style-name="tsDiag"> </text:span></text:p>
              <text:p text:style-name="psCode"><text:span text:style-name="tsDiag">| Priority value | Symbolic name | Typical owner |</text:span></text:p>
              <text:p text:style-name="psCode"><text:span text:style-name="tsDiag">|---------------|--------------|--------------|</text:span></text:p>
              <text:p text:style-name="psCode"><text:span text:style-name="tsDiag">| -400 | `raw` | Connection tracking bypass |</text:span></text:p>
              <text:p text:style-name="psCode"><text:span text:style-name="tsDiag">| -300 | `mangle` | Packet marking |</text:span></text:p>
              <text:p text:style-name="psCode"><text:span text:style-name="tsDiag">| -200 | `dstnat` (prerouting) | DNAT/port forwarding |</text:span></text:p>
              <text:p text:style-name="psCode"><text:span text:style-name="tsDiag">| -100 | `filter` (prerouting) | Early filtering |</text:span></text:p>
              <text:p text:style-name="psCode"><text:span text:style-name="tsDiag">| 0 | *(default)* | Most filter rules |</text:span></text:p>
              <text:p text:style-name="psCode"><text:span text:style-name="tsDiag">| -1 | *(firewalld uses this)* | firewalld filter chains |</text:span></text:p>
              <text:p text:style-name="psCode"><text:span text:style-name="tsDiag">| 100 | `srcnat` (postrouting) | SNAT/masquerade |</text:span></text:p>
              <text:p text:style-name="psCode"><text:span text:style-name="tsDiag">| 300 | `mangle` (postrouting) | Post-routing marking |</text:span></text:p>
              <text:p text:style-name="psCode"><text:span text:style-name="tsDiag"> </text:span></text:p>
              <text:p text:style-name="psCode"><text:span text:style-name="tsDiag">&gt; **firewalld reserves priority -1** for its `filter` chains on INPUT/OUTPUT/FORWARD.  </text:span></text:p>
              <text:p text:style-name="psCode"><text:span text:style-name="tsDiag">&gt; Your custom filter chains at priority 0 run **after** firewalld.  </text:span></text:p>
              <text:p text:style-name="psCode"><text:span text:style-name="tsDiag">&gt; If you want your rules to run **before** firewalld, use priority -2 or lower.</text:span></text:p>
              <text:p text:style-name="psCode"><text:span text:style-name="tsDiag"> </text:span></text:p>
              <text:p text:style-name="psCode"><text:span text:style-name="tsDiag">### 12.3.2 Creating a custom tabl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table inet custom_filter</text:span></text:p>
              <text:p text:style-name="psCode"><text:span text:style-name="tsDiag"> </text:span></text:p>
              <text:p text:style-name="psCode"><text:span text:style-name="tsDiag">nft add chain inet custom_filter input_early \</text:span></text:p>
              <text:p text:style-name="psCode"><text:span text:style-name="tsDiag">    '{ type filter hook input priority -2; policy accept; }'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3.3 Writing to a file for atomic application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nftables.d/custom-filter.nft &lt;&lt; 'EOF'</text:span></text:p>
              <text:p text:style-name="psCode"><text:span text:style-name="tsDiag">#!/usr/sbin/nft -f</text:span></text:p>
              <text:p text:style-name="psCode"><text:span text:style-name="tsDiag"> </text:span></text:p>
              <text:p text:style-name="psCode"><text:span text:style-name="tsDiag">table inet custom_filter {</text:span></text:p>
              <text:p text:style-name="psCode"><text:span text:style-name="tsDiag"> </text:span></text:p>
              <text:p text:style-name="psCode"><text:span text:style-name="tsDiag">    # Sets for dynamic block lists</text:span></text:p>
              <text:p text:style-name="psCode"><text:span text:style-name="tsDiag">    set blocked_ips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1h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# Rate-limit new connections — 20/minute per source IP</text:span></text:p>
              <text:p text:style-name="psCode"><text:span text:style-name="tsDiag">    # Excess connections: add to blocked_ips and drop</text:span></text:p>
              <text:p text:style-name="psCode"><text:span text:style-name="tsDiag">    chain input_ratelimit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Already blocked? Drop immediately.</text:span></text:p>
              <text:p text:style-name="psCode"><text:span text:style-name="tsDiag">        ip saddr @blocked_ips drop</text:span></text:p>
              <text:p text:style-name="psCode"><text:span text:style-name="tsDiag"> </text:span></text:p>
              <text:p text:style-name="psCode"><text:span text:style-name="tsDiag">        # Rate-limit new TCP connections per source IP</text:span></text:p>
              <text:p text:style-name="psCode"><text:span text:style-name="tsDiag">        tcp flags syn \</text:span></text:p>
              <text:p text:style-name="psCode"><text:span text:style-name="tsDiag">            limit rate over 20/minute \</text:span></text:p>
              <text:p text:style-name="psCode"><text:span text:style-name="tsDiag">            add @blocked_ips { ip saddr timeout 10m } \</text:span></text:p>
              <text:p text:style-name="psCode"><text:span text:style-name="tsDiag">            drop</text:span></text:p>
              <text:p text:style-name="psCode"><text:span text:style-name="tsDiag"> </text:span></text:p>
              <text:p text:style-name="psCode"><text:span text:style-name="tsDiag">        accep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custom-filter.nft</text:span></text:p>
              <text:p text:style-name="psCode"><text:span text:style-name="tsDiag"> </text:span></text:p>
              <text:p text:style-name="psCode"><text:span text:style-name="tsDiag">nft list table inet custom_filter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3.4 Making custom tables persistent</text:span></text:p>
              <text:p text:style-name="psCode"><text:span text:style-name="tsDiag"> </text:span></text:p>
              <text:p text:style-name="psCode"><text:span text:style-name="tsDiag">On RHEL 10, `nftables.service` loads `/etc/sysconfig/nftables.conf` at boot.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echo 'include "/etc/nftables.d/custom-filter.nft"' &gt;&gt; /etc/sysconfig/nftables.conf</text:span></text:p>
              <text:p text:style-name="psCode"><text:span text:style-name="tsDiag"> </text:span></text:p>
              <text:p text:style-name="psCode"><text:span text:style-name="tsDiag">cat &gt; /etc/systemd/system/custom-nft-rules.service &lt;&lt; 'EOF'</text:span></text:p>
              <text:p text:style-name="psCode"><text:span text:style-name="tsDiag">[Unit]</text:span></text:p>
              <text:p text:style-name="psCode"><text:span text:style-name="tsDiag">Description=Custom nftables rules</text:span></text:p>
              <text:p text:style-name="psCode"><text:span text:style-name="tsDiag">After=firewalld.service</text:span></text:p>
              <text:p text:style-name="psCode"><text:span text:style-name="tsDiag">Requires=firewalld.service</text:span></text:p>
              <text:p text:style-name="psCode"><text:span text:style-name="tsDiag"> </text:span></text:p>
              <text:p text:style-name="psCode"><text:span text:style-name="tsDiag">[Service]</text:span></text:p>
              <text:p text:style-name="psCode"><text:span text:style-name="tsDiag">Type=oneshot</text:span></text:p>
              <text:p text:style-name="psCode"><text:span text:style-name="tsDiag">ExecStart=/usr/sbin/nft -f /etc/nftables.d/custom-filter.nft</text:span></text:p>
              <text:p text:style-name="psCode"><text:span text:style-name="tsDiag">ExecStop=/usr/sbin/nft delete table inet custom_filter</text:span></text:p>
              <text:p text:style-name="psCode"><text:span text:style-name="tsDiag">RemainAfterExit=yes</text:span></text:p>
              <text:p text:style-name="psCode"><text:span text:style-name="tsDiag"> </text:span></text:p>
              <text:p text:style-name="psCode"><text:span text:style-name="tsDiag">[Install]</text:span></text:p>
              <text:p text:style-name="psCode"><text:span text:style-name="tsDiag">WantedBy=multi-user.target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ystemctl daemon-reload</text:span></text:p>
              <text:p text:style-name="psCode"><text:span text:style-name="tsDiag">systemctl enable --now custom-nft-rul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3 — Standalone nftables Table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nft add table inet custom_filter</text:span><text:line-break/><text:span text:style-name="tsCodeDyn_11_A8FF60_DejaVuSansMono"> </text:span><text:line-break/><text:span text:style-name="tsCodeDyn_11_A8FF60_DejaVuSansMono">nft add chain inet custom_filter input_early \</text:span><text:line-break/><text:span text:style-name="tsCodeDyn_11_A8FF60_DejaVuSansMono">    '{ type filter hook input priority -2; policy accept; }'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add table inet custom_filter</text:span></text:p>
              <text:p text:style-name="psCode"><text:span text:style-name="tsDiag"> </text:span></text:p>
              <text:p text:style-name="psCode"><text:span text:style-name="tsDiag">nft add chain inet custom_filter input_early \</text:span></text:p>
              <text:p text:style-name="psCode"><text:span text:style-name="tsDiag">    '{ type filter hook input priority -2; policy accept; }'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3 — Standalone nftables Table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cat &gt; /etc/nftables.d/custom-filter.nft &lt;&lt; 'EOF'</text:span><text:line-break/><text:span text:style-name="tsCodeDyn_11_A8FF60_DejaVuSansMono">#!/usr/sbin/nft -f</text:span><text:line-break/><text:span text:style-name="tsCodeDyn_11_A8FF60_DejaVuSansMono"> </text:span><text:line-break/><text:span text:style-name="tsCodeDyn_11_A8FF60_DejaVuSansMono">table inet custom_filter {</text:span><text:line-break/><text:span text:style-name="tsCodeDyn_11_A8FF60_DejaVuSansMono"> </text:span><text:line-break/><text:span text:style-name="tsCodeDyn_11_A8FF60_DejaVuSansMono">    # Sets for dynamic block lists</text:span><text:line-break/><text:span text:style-name="tsCodeDyn_11_A8FF60_DejaVuSansMono">    set blocked_ips {</text:span><text:line-break/><text:span text:style-name="tsCodeDyn_11_A8FF60_DejaVuSansMono">        type ipv4_addr</text:span><text:line-break/><text:span text:style-name="tsCodeDyn_11_A8FF60_DejaVuSansMono">        flags dynamic, timeout</text:span><text:line-break/><text:span text:style-name="tsCodeDyn_11_A8FF60_DejaVuSansMono">        timeout 1h</text:span><text:line-break/><text:span text:style-name="tsCodeDyn_11_A8FF60_DejaVuSansMono">    }</text:span><text:line-break/><text:span text:style-name="tsCodeDyn_11_A8FF60_DejaVuSansMono"> </text:span><text:line-break/><text:span text:style-name="tsCodeDyn_11_A8FF60_DejaVuSansMono">    # Rate-limit new connections — 20/minute per source IP</text:span><text:line-break/><text:span text:style-name="tsCodeDyn_11_A8FF60_DejaVuSansMono">    # Excess connections: add to blocked_ips and drop</text:span><text:line-break/><text:span text:style-name="tsCodeDyn_11_A8FF60_DejaVuSansMono">    chain input_ratelimit {</text:span><text:line-break/><text:span text:style-name="tsCodeDyn_11_A8FF60_DejaVuSansMono">        type filter hook input priority -2;</text:span><text:line-break/><text:span text:style-name="tsCodeDyn_11_A8FF60_DejaVuSansMono"> </text:span><text:line-break/><text:span text:style-name="tsCodeDyn_11_A8FF60_DejaVuSansMono">        # Already blocked? Drop immediately.</text:span><text:line-break/><text:span text:style-name="tsCodeDyn_11_A8FF60_DejaVuSansMono">        ip saddr @blocked_ips drop</text:span><text:line-break/><text:span text:style-name="tsCodeDyn_11_A8FF60_DejaVuSansMono"> </text:span><text:line-break/><text:span text:style-name="tsCodeDyn_11_A8FF60_DejaVuSansMono">        # Rate-limit new TCP connections per source IP</text:span><text:line-break/><text:span text:style-name="tsCodeDyn_11_A8FF60_DejaVuSansMono">        tcp flags syn \</text:span><text:line-break/><text:span text:style-name="tsCodeDyn_11_A8FF60_DejaVuSansMono">            limit rate over 20/minute \</text:span><text:line-break/><text:span text:style-name="tsCodeDyn_11_A8FF60_DejaVuSansMono">            add @blocked_ips { ip saddr timeout 10m } \</text:span><text:line-break/><text:span text:style-name="tsCodeDyn_11_A8FF60_DejaVuSansMono">            drop</text:span><text:line-break/><text:span text:style-name="tsCodeDyn_11_A8FF60_DejaVuSansMono"> </text:span><text:line-break/><text:span text:style-name="tsCodeDyn_11_A8FF60_DejaVuSansMono">        accept</text:span><text:line-break/><text:span text:style-name="tsCodeDyn_11_A8FF60_DejaVuSansMono">    }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nftables.d/custom-filter.nft &lt;&lt; 'EOF'</text:span></text:p>
              <text:p text:style-name="psCode"><text:span text:style-name="tsDiag">#!/usr/sbin/nft -f</text:span></text:p>
              <text:p text:style-name="psCode"><text:span text:style-name="tsDiag"> </text:span></text:p>
              <text:p text:style-name="psCode"><text:span text:style-name="tsDiag">table inet custom_filter {</text:span></text:p>
              <text:p text:style-name="psCode"><text:span text:style-name="tsDiag"> </text:span></text:p>
              <text:p text:style-name="psCode"><text:span text:style-name="tsDiag">    # Sets for dynamic block lists</text:span></text:p>
              <text:p text:style-name="psCode"><text:span text:style-name="tsDiag">    set blocked_ips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1h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# Rate-limit new connections — 20/minute per source IP</text:span></text:p>
              <text:p text:style-name="psCode"><text:span text:style-name="tsDiag">    # Excess connections: add to blocked_ips and drop</text:span></text:p>
              <text:p text:style-name="psCode"><text:span text:style-name="tsDiag">    chain input_ratelimit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Already blocked? Drop immediately.</text:span></text:p>
              <text:p text:style-name="psCode"><text:span text:style-name="tsDiag">        ip saddr @blocked_ips drop</text:span></text:p>
              <text:p text:style-name="psCode"><text:span text:style-name="tsDiag"> </text:span></text:p>
              <text:p text:style-name="psCode"><text:span text:style-name="tsDiag">        # Rate-limit new TCP connections per source IP</text:span></text:p>
              <text:p text:style-name="psCode"><text:span text:style-name="tsDiag">        tcp flags syn \</text:span></text:p>
              <text:p text:style-name="psCode"><text:span text:style-name="tsDiag">            limit rate over 20/minute \</text:span></text:p>
              <text:p text:style-name="psCode"><text:span text:style-name="tsDiag">            add @blocked_ips { ip saddr timeout 10m } \</text:span></text:p>
              <text:p text:style-name="psCode"><text:span text:style-name="tsDiag">            drop</text:span></text:p>
              <text:p text:style-name="psCode"><text:span text:style-name="tsDiag"> </text:span></text:p>
              <text:p text:style-name="psCode"><text:span text:style-name="tsDiag">        accep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custom-filter.nft</text:span></text:p>
              <text:p text:style-name="psCode"><text:span text:style-name="tsDiag"> </text:span></text:p>
              <text:p text:style-name="psCode"><text:span text:style-name="tsDiag">nft list table inet custom_filter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3 — Standalone nftables Tables — BASH (cont. 2)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}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nft -f /etc/nftables.d/custom-filter.nft</text:span><text:line-break/><text:span text:style-name="tsCodeDyn_11_A8FF60_DejaVuSansMono"> </text:span><text:line-break/><text:span text:style-name="tsCodeDyn_11_A8FF60_DejaVuSansMono">nft list table inet custom_filter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nftables.d/custom-filter.nft &lt;&lt; 'EOF'</text:span></text:p>
              <text:p text:style-name="psCode"><text:span text:style-name="tsDiag">#!/usr/sbin/nft -f</text:span></text:p>
              <text:p text:style-name="psCode"><text:span text:style-name="tsDiag"> </text:span></text:p>
              <text:p text:style-name="psCode"><text:span text:style-name="tsDiag">table inet custom_filter {</text:span></text:p>
              <text:p text:style-name="psCode"><text:span text:style-name="tsDiag"> </text:span></text:p>
              <text:p text:style-name="psCode"><text:span text:style-name="tsDiag">    # Sets for dynamic block lists</text:span></text:p>
              <text:p text:style-name="psCode"><text:span text:style-name="tsDiag">    set blocked_ips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1h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# Rate-limit new connections — 20/minute per source IP</text:span></text:p>
              <text:p text:style-name="psCode"><text:span text:style-name="tsDiag">    # Excess connections: add to blocked_ips and drop</text:span></text:p>
              <text:p text:style-name="psCode"><text:span text:style-name="tsDiag">    chain input_ratelimit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Already blocked? Drop immediately.</text:span></text:p>
              <text:p text:style-name="psCode"><text:span text:style-name="tsDiag">        ip saddr @blocked_ips drop</text:span></text:p>
              <text:p text:style-name="psCode"><text:span text:style-name="tsDiag"> </text:span></text:p>
              <text:p text:style-name="psCode"><text:span text:style-name="tsDiag">        # Rate-limit new TCP connections per source IP</text:span></text:p>
              <text:p text:style-name="psCode"><text:span text:style-name="tsDiag">        tcp flags syn \</text:span></text:p>
              <text:p text:style-name="psCode"><text:span text:style-name="tsDiag">            limit rate over 20/minute \</text:span></text:p>
              <text:p text:style-name="psCode"><text:span text:style-name="tsDiag">            add @blocked_ips { ip saddr timeout 10m } \</text:span></text:p>
              <text:p text:style-name="psCode"><text:span text:style-name="tsDiag">            drop</text:span></text:p>
              <text:p text:style-name="psCode"><text:span text:style-name="tsDiag"> </text:span></text:p>
              <text:p text:style-name="psCode"><text:span text:style-name="tsDiag">        accep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custom-filter.nft</text:span></text:p>
              <text:p text:style-name="psCode"><text:span text:style-name="tsDiag"> </text:span></text:p>
              <text:p text:style-name="psCode"><text:span text:style-name="tsDiag">nft list table inet custom_filter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3 — Standalone nftables Table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echo 'include "/etc/nftables.d/custom-filter.nft"' &gt;&gt; /etc/sysconfig/nftables.conf</text:span><text:line-break/><text:span text:style-name="tsCodeDyn_11_A8FF60_DejaVuSansMono"> </text:span><text:line-break/><text:span text:style-name="tsCodeDyn_11_A8FF60_DejaVuSansMono">cat &gt; /etc/systemd/system/custom-nft-rules.service &lt;&lt; 'EOF'</text:span><text:line-break/><text:span text:style-name="tsCodeDyn_11_A8FF60_DejaVuSansMono">[Unit]</text:span><text:line-break/><text:span text:style-name="tsCodeDyn_11_A8FF60_DejaVuSansMono">Description=Custom nftables rules</text:span><text:line-break/><text:span text:style-name="tsCodeDyn_11_A8FF60_DejaVuSansMono">After=firewalld.service</text:span><text:line-break/><text:span text:style-name="tsCodeDyn_11_A8FF60_DejaVuSansMono">Requires=firewalld.service</text:span><text:line-break/><text:span text:style-name="tsCodeDyn_11_A8FF60_DejaVuSansMono"> </text:span><text:line-break/><text:span text:style-name="tsCodeDyn_11_A8FF60_DejaVuSansMono">[Service]</text:span><text:line-break/><text:span text:style-name="tsCodeDyn_11_A8FF60_DejaVuSansMono">Type=oneshot</text:span><text:line-break/><text:span text:style-name="tsCodeDyn_11_A8FF60_DejaVuSansMono">ExecStart=/usr/sbin/nft -f /etc/nftables.d/custom-filter.nft</text:span><text:line-break/><text:span text:style-name="tsCodeDyn_11_A8FF60_DejaVuSansMono">ExecStop=/usr/sbin/nft delete table inet custom_filter</text:span><text:line-break/><text:span text:style-name="tsCodeDyn_11_A8FF60_DejaVuSansMono">RemainAfterExit=yes</text:span><text:line-break/><text:span text:style-name="tsCodeDyn_11_A8FF60_DejaVuSansMono"> </text:span><text:line-break/><text:span text:style-name="tsCodeDyn_11_A8FF60_DejaVuSansMono">[Install]</text:span><text:line-break/><text:span text:style-name="tsCodeDyn_11_A8FF60_DejaVuSansMono">WantedBy=multi-user.target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systemctl daemon-reload</text:span><text:line-break/><text:span text:style-name="tsCodeDyn_11_A8FF60_DejaVuSansMono">systemctl enable --now custom-nft-rule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echo 'include "/etc/nftables.d/custom-filter.nft"' &gt;&gt; /etc/sysconfig/nftables.conf</text:span></text:p>
              <text:p text:style-name="psCode"><text:span text:style-name="tsDiag"> </text:span></text:p>
              <text:p text:style-name="psCode"><text:span text:style-name="tsDiag">cat &gt; /etc/systemd/system/custom-nft-rules.service &lt;&lt; 'EOF'</text:span></text:p>
              <text:p text:style-name="psCode"><text:span text:style-name="tsDiag">[Unit]</text:span></text:p>
              <text:p text:style-name="psCode"><text:span text:style-name="tsDiag">Description=Custom nftables rules</text:span></text:p>
              <text:p text:style-name="psCode"><text:span text:style-name="tsDiag">After=firewalld.service</text:span></text:p>
              <text:p text:style-name="psCode"><text:span text:style-name="tsDiag">Requires=firewalld.service</text:span></text:p>
              <text:p text:style-name="psCode"><text:span text:style-name="tsDiag"> </text:span></text:p>
              <text:p text:style-name="psCode"><text:span text:style-name="tsDiag">[Service]</text:span></text:p>
              <text:p text:style-name="psCode"><text:span text:style-name="tsDiag">Type=oneshot</text:span></text:p>
              <text:p text:style-name="psCode"><text:span text:style-name="tsDiag">ExecStart=/usr/sbin/nft -f /etc/nftables.d/custom-filter.nft</text:span></text:p>
              <text:p text:style-name="psCode"><text:span text:style-name="tsDiag">ExecStop=/usr/sbin/nft delete table inet custom_filter</text:span></text:p>
              <text:p text:style-name="psCode"><text:span text:style-name="tsDiag">RemainAfterExit=yes</text:span></text:p>
              <text:p text:style-name="psCode"><text:span text:style-name="tsDiag"> </text:span></text:p>
              <text:p text:style-name="psCode"><text:span text:style-name="tsDiag">[Install]</text:span></text:p>
              <text:p text:style-name="psCode"><text:span text:style-name="tsDiag">WantedBy=multi-user.target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ystemctl daemon-reload</text:span></text:p>
              <text:p text:style-name="psCode"><text:span text:style-name="tsDiag">systemctl enable --now custom-nft-rules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2.3 — Standalone nftables Table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44327584_892"/>
            <table:table-column table:style-name="tcCol_139861544327584_1148"/>
            <table:table-column table:style-name="tcCol_139861544327584_1148"/>
            <table:table-row>
              <table:table-cell table:style-name="tcsHeader">
                <text:p text:style-name="psCell"><text:span text:style-name="tsTh">Priority value</text:span></text:p>
              </table:table-cell>
              <table:table-cell table:style-name="tcsHeader">
                <text:p text:style-name="psCell"><text:span text:style-name="tsTh">Symbolic name</text:span></text:p>
              </table:table-cell>
              <table:table-cell table:style-name="tcsHeader">
                <text:p text:style-name="psCell"><text:span text:style-name="tsTh">Typical owner</text:span></text:p>
              </table:table-cell>
            </table:table-row>
            <table:table-row>
              <table:table-cell table:style-name="tcsRowA">
                <text:p text:style-name="psCell"><text:span text:style-name="tsTd">-400</text:span></text:p>
              </table:table-cell>
              <table:table-cell table:style-name="tcsRowA">
                <text:p text:style-name="psCell"><text:span text:style-name="tsTd">raw</text:span></text:p>
              </table:table-cell>
              <table:table-cell table:style-name="tcsRowA">
                <text:p text:style-name="psCell"><text:span text:style-name="tsTd">Connection tracking bypass</text:span></text:p>
              </table:table-cell>
            </table:table-row>
            <table:table-row>
              <table:table-cell table:style-name="tcsRowB">
                <text:p text:style-name="psCell"><text:span text:style-name="tsTd">-300</text:span></text:p>
              </table:table-cell>
              <table:table-cell table:style-name="tcsRowB">
                <text:p text:style-name="psCell"><text:span text:style-name="tsTd">mangle</text:span></text:p>
              </table:table-cell>
              <table:table-cell table:style-name="tcsRowB">
                <text:p text:style-name="psCell"><text:span text:style-name="tsTd">Packet marking</text:span></text:p>
              </table:table-cell>
            </table:table-row>
            <table:table-row>
              <table:table-cell table:style-name="tcsRowA">
                <text:p text:style-name="psCell"><text:span text:style-name="tsTd">-200</text:span></text:p>
              </table:table-cell>
              <table:table-cell table:style-name="tcsRowA">
                <text:p text:style-name="psCell"><text:span text:style-name="tsTd">dstnat (prerouting)</text:span></text:p>
              </table:table-cell>
              <table:table-cell table:style-name="tcsRowA">
                <text:p text:style-name="psCell"><text:span text:style-name="tsTd">DNAT/port forwarding</text:span></text:p>
              </table:table-cell>
            </table:table-row>
            <table:table-row>
              <table:table-cell table:style-name="tcsRowB">
                <text:p text:style-name="psCell"><text:span text:style-name="tsTd">-100</text:span></text:p>
              </table:table-cell>
              <table:table-cell table:style-name="tcsRowB">
                <text:p text:style-name="psCell"><text:span text:style-name="tsTd">filter (prerouting)</text:span></text:p>
              </table:table-cell>
              <table:table-cell table:style-name="tcsRowB">
                <text:p text:style-name="psCell"><text:span text:style-name="tsTd">Early filtering</text:span></text:p>
              </table:table-cell>
            </table:table-row>
            <table:table-row>
              <table:table-cell table:style-name="tcsRowA">
                <text:p text:style-name="psCell"><text:span text:style-name="tsTd">0</text:span></text:p>
              </table:table-cell>
              <table:table-cell table:style-name="tcsRowA">
                <text:p text:style-name="psCell"><text:span text:style-name="tsTd">(default)</text:span></text:p>
              </table:table-cell>
              <table:table-cell table:style-name="tcsRowA">
                <text:p text:style-name="psCell"><text:span text:style-name="tsTd">Most filter rules</text:span></text:p>
              </table:table-cell>
            </table:table-row>
            <table:table-row>
              <table:table-cell table:style-name="tcsRowB">
                <text:p text:style-name="psCell"><text:span text:style-name="tsTd">-1</text:span></text:p>
              </table:table-cell>
              <table:table-cell table:style-name="tcsRowB">
                <text:p text:style-name="psCell"><text:span text:style-name="tsTd">(firewalld uses this)</text:span></text:p>
              </table:table-cell>
              <table:table-cell table:style-name="tcsRowB">
                <text:p text:style-name="psCell"><text:span text:style-name="tsTd">firewalld filter chains</text:span></text:p>
              </table:table-cell>
            </table:table-row>
            <table:table-row>
              <table:table-cell table:style-name="tcsRowA">
                <text:p text:style-name="psCell"><text:span text:style-name="tsTd">100</text:span></text:p>
              </table:table-cell>
              <table:table-cell table:style-name="tcsRowA">
                <text:p text:style-name="psCell"><text:span text:style-name="tsTd">srcnat (postrouting)</text:span></text:p>
              </table:table-cell>
              <table:table-cell table:style-name="tcsRowA">
                <text:p text:style-name="psCell"><text:span text:style-name="tsTd">SNAT/masquerade</text:span></text:p>
              </table:table-cell>
            </table:table-row>
            <table:table-row>
              <table:table-cell table:style-name="tcsRowB">
                <text:p text:style-name="psCell"><text:span text:style-name="tsTd">300</text:span></text:p>
              </table:table-cell>
              <table:table-cell table:style-name="tcsRowB">
                <text:p text:style-name="psCell"><text:span text:style-name="tsTd">mangle (postrouting)</text:span></text:p>
              </table:table-cell>
              <table:table-cell table:style-name="tcsRowB">
                <text:p text:style-name="psCell"><text:span text:style-name="tsTd">Post-routing marking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Priority value | Symbolic name | Typical owner</text:span></text:p>
              <text:p text:style-name="psCode"><text:span text:style-name="tsDiag">------------------------------------------------------------</text:span></text:p>
              <text:p text:style-name="psCode"><text:span text:style-name="tsDiag">-400 | raw | Connection tracking bypass</text:span></text:p>
              <text:p text:style-name="psCode"><text:span text:style-name="tsDiag">-300 | mangle | Packet marking</text:span></text:p>
              <text:p text:style-name="psCode"><text:span text:style-name="tsDiag">-200 | dstnat (prerouting) | DNAT/port forwarding</text:span></text:p>
              <text:p text:style-name="psCode"><text:span text:style-name="tsDiag">-100 | filter (prerouting) | Early filtering</text:span></text:p>
              <text:p text:style-name="psCode"><text:span text:style-name="tsDiag">0 | (default) | Most filter rules</text:span></text:p>
              <text:p text:style-name="psCode"><text:span text:style-name="tsDiag">-1 | (firewalld uses this) | firewalld filter chains</text:span></text:p>
              <text:p text:style-name="psCode"><text:span text:style-name="tsDiag">100 | srcnat (postrouting) | SNAT/masquerade</text:span></text:p>
              <text:p text:style-name="psCode"><text:span text:style-name="tsDiag">300 | mangle (postrouting) | Post-routing marking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2.4 — Advanced nftables Expression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12.4.1 Sets and named sets</text:span></text:p>
            <text:p text:style-name="psBullet"><text:span text:style-name="tsBullet">◆ 12.4.2 Verdict maps (vmaps)</text:span></text:p>
            <text:p text:style-name="psBullet"><text:span text:style-name="tsBullet">Verdict maps dispatch packets to different verdicts based on a key — extremely efficient:</text:span></text:p>
            <text:p text:style-name="psBullet"><text:span text:style-name="tsBullet">◆ 12.4.3 Concatenation sets (multi-key)</text:span></text:p>
            <text:p text:style-name="psBullet"><text:span text:style-name="tsBullet">Match on multiple fields simultaneously in a single set lookup:</text:span></text:p>
            <text:p text:style-name="psBullet"><text:span text:style-name="tsBullet">◆ 12.4.4 Meters (per-element rate limiting)</text:span></text:p>
            <text:p text:style-name="psBullet"><text:span text:style-name="tsBullet">Meters track state per-element (e.g., per source IP), without needing a named set:</text:span></text:p>
            <text:p text:style-name="psBullet"><text:span text:style-name="tsBullet">◆ 12.4.5 Packet marks and routing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### 12.4.1 Sets and named set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set inet custom_filter mgmt_hosts \</text:span></text:p>
              <text:p text:style-name="psCode"><text:span text:style-name="tsDiag">    '{ type ipv4_addr; elements = { 192.168.100.10, 192.168.100.11 }; }'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ip saddr @mgmt_hosts accept</text:span></text:p>
              <text:p text:style-name="psCode"><text:span text:style-name="tsDiag"> </text:span></text:p>
              <text:p text:style-name="psCode"><text:span text:style-name="tsDiag">nft add set inet custom_filter trusted_nets \</text:span></text:p>
              <text:p text:style-name="psCode"><text:span text:style-name="tsDiag">    '{ type ipv4_addr; flags interval; elements = { 192.168.0.0/16, 10.0.0.0/8 }; }'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4.2 Verdict maps (vmaps)</text:span></text:p>
              <text:p text:style-name="psCode"><text:span text:style-name="tsDiag"> </text:span></text:p>
              <text:p text:style-name="psCode"><text:span text:style-name="tsDiag">Verdict maps dispatch packets to different verdicts based on a key — extremely efficient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map inet custom_filter iface_policy \</text:span></text:p>
              <text:p text:style-name="psCode"><text:span text:style-name="tsDiag">    '{ type ifname : verdict; }'</text:span></text:p>
              <text:p text:style-name="psCode"><text:span text:style-name="tsDiag"> </text:span></text:p>
              <text:p text:style-name="psCode"><text:span text:style-name="tsDiag">nft add element inet custom_filter iface_policy \</text:span></text:p>
              <text:p text:style-name="psCode"><text:span text:style-name="tsDiag">    '{ "eth0" : drop, "eth1" : accept, "eth2" : goto trusted_chain }'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iifname vmap @iface_policy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4.3 Concatenation sets (multi-key)</text:span></text:p>
              <text:p text:style-name="psCode"><text:span text:style-name="tsDiag"> </text:span></text:p>
              <text:p text:style-name="psCode"><text:span text:style-name="tsDiag">Match on multiple fields simultaneously in a single set lookup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set inet custom_filter allowed_combos \</text:span></text:p>
              <text:p text:style-name="psCode"><text:span text:style-name="tsDiag">    '{ type ipv4_addr . inet_service; flags interval; }'</text:span></text:p>
              <text:p text:style-name="psCode"><text:span text:style-name="tsDiag"> </text:span></text:p>
              <text:p text:style-name="psCode"><text:span text:style-name="tsDiag">nft add element inet custom_filter allowed_combos \</text:span></text:p>
              <text:p text:style-name="psCode"><text:span text:style-name="tsDiag">    '{ 10.0.0.0/8 . 22, 192.168.1.5 . 80, 192.168.1.5 . 443 }'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ip saddr . tcp dport @allowed_combos accep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4.4 Meters (per-element rate limiting)</text:span></text:p>
              <text:p text:style-name="psCode"><text:span text:style-name="tsDiag"> </text:span></text:p>
              <text:p text:style-name="psCode"><text:span text:style-name="tsDiag">Meters track state per-element (e.g., per source IP), without needing a named set: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rule inet custom_filter input_ratelimit \</text:span></text:p>
              <text:p text:style-name="psCode"><text:span text:style-name="tsDiag">    tcp flags syn \</text:span></text:p>
              <text:p text:style-name="psCode"><text:span text:style-name="tsDiag">    meter ssh_meter { ip saddr limit rate 100/minute } \</text:span></text:p>
              <text:p text:style-name="psCode"><text:span text:style-name="tsDiag">    accept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tcp flags syn \</text:span></text:p>
              <text:p text:style-name="psCode"><text:span text:style-name="tsDiag">    meter ssh_drop { ip saddr limit rate over 100/minute } \</text:span></text:p>
              <text:p text:style-name="psCode"><text:span text:style-name="tsDiag">    dro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4.5 Packet marks and routin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table inet custom_mangle</text:span></text:p>
              <text:p text:style-name="psCode"><text:span text:style-name="tsDiag"> </text:span></text:p>
              <text:p text:style-name="psCode"><text:span text:style-name="tsDiag">nft add chain inet custom_mangle preroute \</text:span></text:p>
              <text:p text:style-name="psCode"><text:span text:style-name="tsDiag">    '{ type route hook prerouting priority mangle; }'</text:span></text:p>
              <text:p text:style-name="psCode"><text:span text:style-name="tsDiag"> </text:span></text:p>
              <text:p text:style-name="psCode"><text:span text:style-name="tsDiag">nft add rule inet custom_mangle preroute \</text:span></text:p>
              <text:p text:style-name="psCode"><text:span text:style-name="tsDiag">    ip saddr 172.20.2.0/24 meta mark set 0x100</text:span></text:p>
              <text:p text:style-name="psCode"><text:span text:style-name="tsDiag"> </text:span></text:p>
              <text:p text:style-name="psCode"><text:span text:style-name="tsDiag">ip rule add fwmark 0x100 table 200</text:span></text:p>
              <text:p text:style-name="psCode"><text:span text:style-name="tsDiag">ip route add default via 172.20.1.254 table 200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4 — Advanced nftables Expression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nft add set inet custom_filter mgmt_hosts \</text:span><text:line-break/><text:span text:style-name="tsCodeDyn_11_A8FF60_DejaVuSansMono">    '{ type ipv4_addr; elements = { 192.168.100.10, 192.168.100.11 }; }'</text:span><text:line-break/><text:span text:style-name="tsCodeDyn_11_A8FF60_DejaVuSansMono"> </text:span><text:line-break/><text:span text:style-name="tsCodeDyn_11_A8FF60_DejaVuSansMono">nft add rule inet custom_filter input_ratelimit \</text:span><text:line-break/><text:span text:style-name="tsCodeDyn_11_A8FF60_DejaVuSansMono">    ip saddr @mgmt_hosts accept</text:span><text:line-break/><text:span text:style-name="tsCodeDyn_11_A8FF60_DejaVuSansMono"> </text:span><text:line-break/><text:span text:style-name="tsCodeDyn_11_A8FF60_DejaVuSansMono">nft add set inet custom_filter trusted_nets \</text:span><text:line-break/><text:span text:style-name="tsCodeDyn_11_A8FF60_DejaVuSansMono">    '{ type ipv4_addr; flags interval; elements = { 192.168.0.0/16, 10.0.0.0/8 }; }'</text:span><text:line-break/><text:span text:style-name="tsCodeDyn_11_A8FF60_DejaVuSansMono"> </text:span><text:line-break/><text:span text:style-name="tsCodeDyn_11_A8FF60_DejaVuSansMono">nft add map inet custom_filter iface_policy \</text:span><text:line-break/><text:span text:style-name="tsCodeDyn_11_A8FF60_DejaVuSansMono">    '{ type ifname : verdict; }'</text:span><text:line-break/><text:span text:style-name="tsCodeDyn_11_A8FF60_DejaVuSansMono"> </text:span><text:line-break/><text:span text:style-name="tsCodeDyn_11_A8FF60_DejaVuSansMono">nft add element inet custom_filter iface_policy \</text:span><text:line-break/><text:span text:style-name="tsCodeDyn_11_A8FF60_DejaVuSansMono">    '{ "eth0" : drop, "eth1" : accept, "eth2" : goto trusted_chain }'</text:span><text:line-break/><text:span text:style-name="tsCodeDyn_11_A8FF60_DejaVuSansMono"> </text:span><text:line-break/><text:span text:style-name="tsCodeDyn_11_A8FF60_DejaVuSansMono">nft add rule inet custom_filter input_ratelimit \</text:span><text:line-break/><text:span text:style-name="tsCodeDyn_11_A8FF60_DejaVuSansMono">    iifname vmap @iface_policy</text:span><text:line-break/><text:span text:style-name="tsCodeDyn_11_A8FF60_DejaVuSansMono"> </text:span><text:line-break/><text:span text:style-name="tsCodeDyn_11_A8FF60_DejaVuSansMono">nft add set inet custom_filter allowed_combos \</text:span><text:line-break/><text:span text:style-name="tsCodeDyn_11_A8FF60_DejaVuSansMono">    '{ type ipv4_addr . inet_service; flags interval; }'</text:span><text:line-break/><text:span text:style-name="tsCodeDyn_11_A8FF60_DejaVuSansMono"> </text:span><text:line-break/><text:span text:style-name="tsCodeDyn_11_A8FF60_DejaVuSansMono">nft add element inet custom_filter allowed_combos \</text:span><text:line-break/><text:span text:style-name="tsCodeDyn_11_A8FF60_DejaVuSansMono">    '{ 10.0.0.0/8 . 22, 192.168.1.5 . 80, 192.168.1.5 . 443 }'</text:span><text:line-break/><text:span text:style-name="tsCodeDyn_11_A8FF60_DejaVuSansMono"> </text:span><text:line-break/><text:span text:style-name="tsCodeDyn_11_A8FF60_DejaVuSansMono">nft add rule inet custom_filter input_ratelimit \</text:span><text:line-break/><text:span text:style-name="tsCodeDyn_11_A8FF60_DejaVuSansMono">    ip saddr . tcp dport @allowed_combos accept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add set inet custom_filter mgmt_hosts \</text:span></text:p>
              <text:p text:style-name="psCode"><text:span text:style-name="tsDiag">    '{ type ipv4_addr; elements = { 192.168.100.10, 192.168.100.11 }; }'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ip saddr @mgmt_hosts accept</text:span></text:p>
              <text:p text:style-name="psCode"><text:span text:style-name="tsDiag"> </text:span></text:p>
              <text:p text:style-name="psCode"><text:span text:style-name="tsDiag">nft add set inet custom_filter trusted_nets \</text:span></text:p>
              <text:p text:style-name="psCode"><text:span text:style-name="tsDiag">    '{ type ipv4_addr; flags interval; elements = { 192.168.0.0/16, 10.0.0.0/8 }; }'</text:span></text:p>
              <text:p text:style-name="psCode"><text:span text:style-name="tsDiag"> </text:span></text:p>
              <text:p text:style-name="psCode"><text:span text:style-name="tsDiag">nft add map inet custom_filter iface_policy \</text:span></text:p>
              <text:p text:style-name="psCode"><text:span text:style-name="tsDiag">    '{ type ifname : verdict; }'</text:span></text:p>
              <text:p text:style-name="psCode"><text:span text:style-name="tsDiag"> </text:span></text:p>
              <text:p text:style-name="psCode"><text:span text:style-name="tsDiag">nft add element inet custom_filter iface_policy \</text:span></text:p>
              <text:p text:style-name="psCode"><text:span text:style-name="tsDiag">    '{ "eth0" : drop, "eth1" : accept, "eth2" : goto trusted_chain }'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iifname vmap @iface_policy</text:span></text:p>
              <text:p text:style-name="psCode"><text:span text:style-name="tsDiag"> </text:span></text:p>
              <text:p text:style-name="psCode"><text:span text:style-name="tsDiag">nft add set inet custom_filter allowed_combos \</text:span></text:p>
              <text:p text:style-name="psCode"><text:span text:style-name="tsDiag">    '{ type ipv4_addr . inet_service; flags interval; }'</text:span></text:p>
              <text:p text:style-name="psCode"><text:span text:style-name="tsDiag"> </text:span></text:p>
              <text:p text:style-name="psCode"><text:span text:style-name="tsDiag">nft add element inet custom_filter allowed_combos \</text:span></text:p>
              <text:p text:style-name="psCode"><text:span text:style-name="tsDiag">    '{ 10.0.0.0/8 . 22, 192.168.1.5 . 80, 192.168.1.5 . 443 }'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ip saddr . tcp dport @allowed_combos accept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4 — Advanced nftables Expression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nft add rule inet custom_filter input_ratelimit \</text:span><text:line-break/><text:span text:style-name="tsCodeDyn_11_A8FF60_DejaVuSansMono">    tcp flags syn \</text:span><text:line-break/><text:span text:style-name="tsCodeDyn_11_A8FF60_DejaVuSansMono">    meter ssh_meter { ip saddr limit rate 100/minute } \</text:span><text:line-break/><text:span text:style-name="tsCodeDyn_11_A8FF60_DejaVuSansMono">    accept</text:span><text:line-break/><text:span text:style-name="tsCodeDyn_11_A8FF60_DejaVuSansMono"> </text:span><text:line-break/><text:span text:style-name="tsCodeDyn_11_A8FF60_DejaVuSansMono">nft add rule inet custom_filter input_ratelimit \</text:span><text:line-break/><text:span text:style-name="tsCodeDyn_11_A8FF60_DejaVuSansMono">    tcp flags syn \</text:span><text:line-break/><text:span text:style-name="tsCodeDyn_11_A8FF60_DejaVuSansMono">    meter ssh_drop { ip saddr limit rate over 100/minute } \</text:span><text:line-break/><text:span text:style-name="tsCodeDyn_11_A8FF60_DejaVuSansMono">    drop</text:span><text:line-break/><text:span text:style-name="tsCodeDyn_11_A8FF60_DejaVuSansMono"> </text:span><text:line-break/><text:span text:style-name="tsCodeDyn_11_A8FF60_DejaVuSansMono">nft add table inet custom_mangle</text:span><text:line-break/><text:span text:style-name="tsCodeDyn_11_A8FF60_DejaVuSansMono"> </text:span><text:line-break/><text:span text:style-name="tsCodeDyn_11_A8FF60_DejaVuSansMono">nft add chain inet custom_mangle preroute \</text:span><text:line-break/><text:span text:style-name="tsCodeDyn_11_A8FF60_DejaVuSansMono">    '{ type route hook prerouting priority mangle; }'</text:span><text:line-break/><text:span text:style-name="tsCodeDyn_11_A8FF60_DejaVuSansMono"> </text:span><text:line-break/><text:span text:style-name="tsCodeDyn_11_A8FF60_DejaVuSansMono">nft add rule inet custom_mangle preroute \</text:span><text:line-break/><text:span text:style-name="tsCodeDyn_11_A8FF60_DejaVuSansMono">    ip saddr 172.20.2.0/24 meta mark set 0x100</text:span><text:line-break/><text:span text:style-name="tsCodeDyn_11_A8FF60_DejaVuSansMono"> </text:span><text:line-break/><text:span text:style-name="tsCodeDyn_11_A8FF60_DejaVuSansMono">ip rule add fwmark 0x100 table 200</text:span><text:line-break/><text:span text:style-name="tsCodeDyn_11_A8FF60_DejaVuSansMono">ip route add default via 172.20.1.254 table 200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add rule inet custom_filter input_ratelimit \</text:span></text:p>
              <text:p text:style-name="psCode"><text:span text:style-name="tsDiag">    tcp flags syn \</text:span></text:p>
              <text:p text:style-name="psCode"><text:span text:style-name="tsDiag">    meter ssh_meter { ip saddr limit rate 100/minute } \</text:span></text:p>
              <text:p text:style-name="psCode"><text:span text:style-name="tsDiag">    accept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tcp flags syn \</text:span></text:p>
              <text:p text:style-name="psCode"><text:span text:style-name="tsDiag">    meter ssh_drop { ip saddr limit rate over 100/minute } \</text:span></text:p>
              <text:p text:style-name="psCode"><text:span text:style-name="tsDiag">    drop</text:span></text:p>
              <text:p text:style-name="psCode"><text:span text:style-name="tsDiag"> </text:span></text:p>
              <text:p text:style-name="psCode"><text:span text:style-name="tsDiag">nft add table inet custom_mangle</text:span></text:p>
              <text:p text:style-name="psCode"><text:span text:style-name="tsDiag"> </text:span></text:p>
              <text:p text:style-name="psCode"><text:span text:style-name="tsDiag">nft add chain inet custom_mangle preroute \</text:span></text:p>
              <text:p text:style-name="psCode"><text:span text:style-name="tsDiag">    '{ type route hook prerouting priority mangle; }'</text:span></text:p>
              <text:p text:style-name="psCode"><text:span text:style-name="tsDiag"> </text:span></text:p>
              <text:p text:style-name="psCode"><text:span text:style-name="tsDiag">nft add rule inet custom_mangle preroute \</text:span></text:p>
              <text:p text:style-name="psCode"><text:span text:style-name="tsDiag">    ip saddr 172.20.2.0/24 meta mark set 0x100</text:span></text:p>
              <text:p text:style-name="psCode"><text:span text:style-name="tsDiag"> </text:span></text:p>
              <text:p text:style-name="psCode"><text:span text:style-name="tsDiag">ip rule add fwmark 0x100 table 200</text:span></text:p>
              <text:p text:style-name="psCode"><text:span text:style-name="tsDiag">ip route add default via 172.20.1.254 table 200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2.5 — nftables Flowtables (Fastpath Forwarding)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Flowtables offload established connection forwarding to the kernel's software fastpath (or hardware NIC), bypassing the full nftables ruleset for matched flows.</text:span></text:p>
            <text:p text:style-name="psBullet"><text:span text:style-name="tsBullet">This dramatically increases forwarding throughput on routers/firewalls.</text:span></text:p>
            <text:p text:style-name="psBullet"><text:span text:style-name="tsBullet">◆ 12.5.1 How flowtables work</text:span></text:p>
            <text:p text:style-name="psBullet"><text:span text:style-name="tsBullet">◆ 12.5.2 Creating a flowtable</text:span></text:p>
            <text:p text:style-name="psBullet"><text:span text:style-name="tsBullet">◆ 12.5.3 Verify flowtable entries</text:span></text:p>
            <text:p text:style-name="psBullet"><text:span text:style-name="tsBullet">💡 Note: Flowtable offload bypasses connection tracking for offloaded packets, which means firewalld's state-based rules won't apply to subsequent packets in an offloaded flow. Use flowtables only after the firewall has accepted a connection.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Flowtables offload established connection forwarding to the kernel's software fastpath (or hardware NIC), bypassing the full nftables ruleset for matched flows.</text:span></text:p>
              <text:p text:style-name="psCode"><text:span text:style-name="tsDiag"> </text:span></text:p>
              <text:p text:style-name="psCode"><text:span text:style-name="tsDiag">This dramatically increases forwarding throughput on routers/firewalls.</text:span></text:p>
              <text:p text:style-name="psCode"><text:span text:style-name="tsDiag"> </text:span></text:p>
              <text:p text:style-name="psCode"><text:span text:style-name="tsDiag">### 12.5.1 How flowtables work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New connection → full ruleset evaluation → accepted → added to flowtable</text:span></text:p>
              <text:p text:style-name="psCode"><text:span text:style-name="tsDiag">Subsequent packets → flowtable lookup → bypass full ruleset → forward directly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5.2 Creating a flowtabl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nftables.d/flowtable.nft &lt;&lt; 'EOF'</text:span></text:p>
              <text:p text:style-name="psCode"><text:span text:style-name="tsDiag">table inet fastpath {</text:span></text:p>
              <text:p text:style-name="psCode"><text:span text:style-name="tsDiag"> </text:span></text:p>
              <text:p text:style-name="psCode"><text:span text:style-name="tsDiag">    flowtable ft {</text:span></text:p>
              <text:p text:style-name="psCode"><text:span text:style-name="tsDiag">        hook ingress priority filter;</text:span></text:p>
              <text:p text:style-name="psCode"><text:span text:style-name="tsDiag">        devices = { eth0, eth1, eth2 };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chain forward {</text:span></text:p>
              <text:p text:style-name="psCode"><text:span text:style-name="tsDiag">        type filter hook forward priority filter;</text:span></text:p>
              <text:p text:style-name="psCode"><text:span text:style-name="tsDiag"> </text:span></text:p>
              <text:p text:style-name="psCode"><text:span text:style-name="tsDiag">        # Offload established+related flows</text:span></text:p>
              <text:p text:style-name="psCode"><text:span text:style-name="tsDiag">        ip protocol { tcp, udp } flow offload @f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flowtable.nf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5.3 Verify flowtable entri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flowtable inet fastpath ft</text:span></text:p>
              <text:p text:style-name="psCode"><text:span text:style-name="tsDiag"> 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&gt; **Note**: Flowtable offload bypasses connection tracking for offloaded packets, which means firewalld's state-based rules won't apply to subsequent packets in an offloaded flow. Use flowtables only after the firewall has accepted a connection.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5 — nftables Flowtables (Fastpath Forwarding) — Code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New connection → full ruleset evaluation → accepted → added to flowtable</text:span><text:line-break/><text:span text:style-name="tsCodeDyn_11_A8FF60_DejaVuSansMono">Subsequent packets → flowtable lookup → bypass full ruleset → forward directly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ew connection → full ruleset evaluation → accepted → added to flowtable</text:span></text:p>
              <text:p text:style-name="psCode"><text:span text:style-name="tsDiag">Subsequent packets → flowtable lookup → bypass full ruleset → forward directly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5 — nftables Flowtables (Fastpath Forwarding)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cat &gt; /etc/nftables.d/flowtable.nft &lt;&lt; 'EOF'</text:span><text:line-break/><text:span text:style-name="tsCodeDyn_11_A8FF60_DejaVuSansMono">table inet fastpath {</text:span><text:line-break/><text:span text:style-name="tsCodeDyn_11_A8FF60_DejaVuSansMono"> </text:span><text:line-break/><text:span text:style-name="tsCodeDyn_11_A8FF60_DejaVuSansMono">    flowtable ft {</text:span><text:line-break/><text:span text:style-name="tsCodeDyn_11_A8FF60_DejaVuSansMono">        hook ingress priority filter;</text:span><text:line-break/><text:span text:style-name="tsCodeDyn_11_A8FF60_DejaVuSansMono">        devices = { eth0, eth1, eth2 };</text:span><text:line-break/><text:span text:style-name="tsCodeDyn_11_A8FF60_DejaVuSansMono">    }</text:span><text:line-break/><text:span text:style-name="tsCodeDyn_11_A8FF60_DejaVuSansMono"> </text:span><text:line-break/><text:span text:style-name="tsCodeDyn_11_A8FF60_DejaVuSansMono">    chain forward {</text:span><text:line-break/><text:span text:style-name="tsCodeDyn_11_A8FF60_DejaVuSansMono">        type filter hook forward priority filter;</text:span><text:line-break/><text:span text:style-name="tsCodeDyn_11_A8FF60_DejaVuSansMono"> </text:span><text:line-break/><text:span text:style-name="tsCodeDyn_11_A8FF60_DejaVuSansMono">        # Offload established+related flows</text:span><text:line-break/><text:span text:style-name="tsCodeDyn_11_A8FF60_DejaVuSansMono">        ip protocol { tcp, udp } flow offload @ft</text:span><text:line-break/><text:span text:style-name="tsCodeDyn_11_A8FF60_DejaVuSansMono">    }</text:span><text:line-break/><text:span text:style-name="tsCodeDyn_11_A8FF60_DejaVuSansMono">}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nft -f /etc/nftables.d/flowtable.nft</text:span><text:line-break/><text:span text:style-name="tsCodeDyn_11_A8FF60_DejaVuSansMono"> </text:span><text:line-break/><text:span text:style-name="tsCodeDyn_11_A8FF60_DejaVuSansMono">nft list flowtable inet fastpath ft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nftables.d/flowtable.nft &lt;&lt; 'EOF'</text:span></text:p>
              <text:p text:style-name="psCode"><text:span text:style-name="tsDiag">table inet fastpath {</text:span></text:p>
              <text:p text:style-name="psCode"><text:span text:style-name="tsDiag"> </text:span></text:p>
              <text:p text:style-name="psCode"><text:span text:style-name="tsDiag">    flowtable ft {</text:span></text:p>
              <text:p text:style-name="psCode"><text:span text:style-name="tsDiag">        hook ingress priority filter;</text:span></text:p>
              <text:p text:style-name="psCode"><text:span text:style-name="tsDiag">        devices = { eth0, eth1, eth2 };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chain forward {</text:span></text:p>
              <text:p text:style-name="psCode"><text:span text:style-name="tsDiag">        type filter hook forward priority filter;</text:span></text:p>
              <text:p text:style-name="psCode"><text:span text:style-name="tsDiag"> </text:span></text:p>
              <text:p text:style-name="psCode"><text:span text:style-name="tsDiag">        # Offload established+related flows</text:span></text:p>
              <text:p text:style-name="psCode"><text:span text:style-name="tsDiag">        ip protocol { tcp, udp } flow offload @f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flowtable.nft</text:span></text:p>
              <text:p text:style-name="psCode"><text:span text:style-name="tsDiag"> </text:span></text:p>
              <text:p text:style-name="psCode"><text:span text:style-name="tsDiag">nft list flowtable inet fastpath ft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2.6 — Atomic Rule Updates with nft -f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One of nftables' major advantages: atomic commits via a file.</text:span></text:p>
            <text:p text:style-name="psBullet"><text:span text:style-name="tsBullet">◆ 12.6.1 The problem with incremental changes</text:span></text:p>
            <text:p text:style-name="psBullet"><text:span text:style-name="tsBullet">◆ 12.6.2 Atomic replacement with a ruleset file</text:span></text:p>
            <text:p text:style-name="psBullet"><text:span text:style-name="tsBullet">◆ 12.6.3 Flush + reapply pattern</text:span></text:p>
            <text:p text:style-name="psBullet"><text:span text:style-name="tsBullet">◆ 12.6.4 Listing and saving current ruleset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One of nftables' major advantages: atomic commits via a file.</text:span></text:p>
              <text:p text:style-name="psCode"><text:span text:style-name="tsDiag"> </text:span></text:p>
              <text:p text:style-name="psCode"><text:span text:style-name="tsDiag">### 12.6.1 The problem with incremental change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rule inet custom_filter input_ratelimit ip saddr 1.2.3.4 drop</text:span></text:p>
              <text:p text:style-name="psCode"><text:span text:style-name="tsDiag">nft add rule inet custom_filter input_ratelimit ip saddr 1.2.3.5 dro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6.2 Atomic replacement with a ruleset fil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tmp/new-rules.nft &lt;&lt; 'EOF'</text:span></text:p>
              <text:p text:style-name="psCode"><text:span text:style-name="tsDiag">table inet custom_filter {</text:span></text:p>
              <text:p text:style-name="psCode"><text:span text:style-name="tsDiag">    set blocked_ips {</text:span></text:p>
              <text:p text:style-name="psCode"><text:span text:style-name="tsDiag">        type ipv4_addr</text:span></text:p>
              <text:p text:style-name="psCode"><text:span text:style-name="tsDiag">        flags interval</text:span></text:p>
              <text:p text:style-name="psCode"><text:span text:style-name="tsDiag">        elements = { 1.2.3.4, 1.2.3.5, 10.20.30.0/24 }</text:span></text:p>
              <text:p text:style-name="psCode"><text:span text:style-name="tsDiag">    }</text:span></text:p>
              <text:p text:style-name="psCode"><text:span text:style-name="tsDiag">    chain input_ratelimit {</text:span></text:p>
              <text:p text:style-name="psCode"><text:span text:style-name="tsDiag">        type filter hook input priority -2;</text:span></text:p>
              <text:p text:style-name="psCode"><text:span text:style-name="tsDiag">        ip saddr @blocked_ips drop</text:span></text:p>
              <text:p text:style-name="psCode"><text:span text:style-name="tsDiag">        accep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tmp/new-rules.nf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6.3 Flush + reapply pattern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flush table inet custom_filter</text:span></text:p>
              <text:p text:style-name="psCode"><text:span text:style-name="tsDiag">nft -f /etc/nftables.d/custom-filter.nf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6.4 Listing and saving current rulese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ruleset &gt; /tmp/ruleset-backup.nft</text:span></text:p>
              <text:p text:style-name="psCode"><text:span text:style-name="tsDiag"> </text:span></text:p>
              <text:p text:style-name="psCode"><text:span text:style-name="tsDiag">nft list table inet custom_filter &gt; /tmp/custom-table.nft</text:span></text:p>
              <text:p text:style-name="psCode"><text:span text:style-name="tsDiag"> </text:span></text:p>
              <text:p text:style-name="psCode"><text:span text:style-name="tsDiag">nft -f /tmp/ruleset-backup.nf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6 — Atomic Rule Updates with nft -f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nft add rule inet custom_filter input_ratelimit ip saddr 1.2.3.4 drop</text:span><text:line-break/><text:span text:style-name="tsCodeDyn_11_A8FF60_DejaVuSansMono">nft add rule inet custom_filter input_ratelimit ip saddr 1.2.3.5 drop</text:span><text:line-break/><text:span text:style-name="tsCodeDyn_11_A8FF60_DejaVuSansMono"> </text:span><text:line-break/><text:span text:style-name="tsCodeDyn_11_A8FF60_DejaVuSansMono">cat &gt; /tmp/new-rules.nft &lt;&lt; 'EOF'</text:span><text:line-break/><text:span text:style-name="tsCodeDyn_11_A8FF60_DejaVuSansMono">table inet custom_filter {</text:span><text:line-break/><text:span text:style-name="tsCodeDyn_11_A8FF60_DejaVuSansMono">    set blocked_ips {</text:span><text:line-break/><text:span text:style-name="tsCodeDyn_11_A8FF60_DejaVuSansMono">        type ipv4_addr</text:span><text:line-break/><text:span text:style-name="tsCodeDyn_11_A8FF60_DejaVuSansMono">        flags interval</text:span><text:line-break/><text:span text:style-name="tsCodeDyn_11_A8FF60_DejaVuSansMono">        elements = { 1.2.3.4, 1.2.3.5, 10.20.30.0/24 }</text:span><text:line-break/><text:span text:style-name="tsCodeDyn_11_A8FF60_DejaVuSansMono">    }</text:span><text:line-break/><text:span text:style-name="tsCodeDyn_11_A8FF60_DejaVuSansMono">    chain input_ratelimit {</text:span><text:line-break/><text:span text:style-name="tsCodeDyn_11_A8FF60_DejaVuSansMono">        type filter hook input priority -2;</text:span><text:line-break/><text:span text:style-name="tsCodeDyn_11_A8FF60_DejaVuSansMono">        ip saddr @blocked_ips drop</text:span><text:line-break/><text:span text:style-name="tsCodeDyn_11_A8FF60_DejaVuSansMono">        accept</text:span><text:line-break/><text:span text:style-name="tsCodeDyn_11_A8FF60_DejaVuSansMono">    }</text:span><text:line-break/><text:span text:style-name="tsCodeDyn_11_A8FF60_DejaVuSansMono">}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nft -f /tmp/new-rules.nft</text:span><text:line-break/><text:span text:style-name="tsCodeDyn_11_A8FF60_DejaVuSansMono"> </text:span><text:line-break/><text:span text:style-name="tsCodeDyn_11_A8FF60_DejaVuSansMono">nft flush table inet custom_filter</text:span><text:line-break/><text:span text:style-name="tsCodeDyn_11_A8FF60_DejaVuSansMono">nft -f /etc/nftables.d/custom-filter.nft</text:span><text:line-break/><text:span text:style-name="tsCodeDyn_11_A8FF60_DejaVuSansMono"> </text:span><text:line-break/><text:span text:style-name="tsCodeDyn_11_A8FF60_DejaVuSansMono">nft list ruleset &gt; /tmp/ruleset-backup.nft</text:span><text:line-break/><text:span text:style-name="tsCodeDyn_11_A8FF60_DejaVuSansMono"> </text:span><text:line-break/><text:span text:style-name="tsCodeDyn_11_A8FF60_DejaVuSansMono">nft list table inet custom_filter &gt; /tmp/custom-table.nft</text:span><text:line-break/><text:span text:style-name="tsCodeDyn_11_A8FF60_DejaVuSansMono"> </text:span><text:line-break/><text:span text:style-name="tsCodeDyn_11_A8FF60_DejaVuSansMono">nft -f /tmp/ruleset-backup.nft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add rule inet custom_filter input_ratelimit ip saddr 1.2.3.4 drop</text:span></text:p>
              <text:p text:style-name="psCode"><text:span text:style-name="tsDiag">nft add rule inet custom_filter input_ratelimit ip saddr 1.2.3.5 drop</text:span></text:p>
              <text:p text:style-name="psCode"><text:span text:style-name="tsDiag"> </text:span></text:p>
              <text:p text:style-name="psCode"><text:span text:style-name="tsDiag">cat &gt; /tmp/new-rules.nft &lt;&lt; 'EOF'</text:span></text:p>
              <text:p text:style-name="psCode"><text:span text:style-name="tsDiag">table inet custom_filter {</text:span></text:p>
              <text:p text:style-name="psCode"><text:span text:style-name="tsDiag">    set blocked_ips {</text:span></text:p>
              <text:p text:style-name="psCode"><text:span text:style-name="tsDiag">        type ipv4_addr</text:span></text:p>
              <text:p text:style-name="psCode"><text:span text:style-name="tsDiag">        flags interval</text:span></text:p>
              <text:p text:style-name="psCode"><text:span text:style-name="tsDiag">        elements = { 1.2.3.4, 1.2.3.5, 10.20.30.0/24 }</text:span></text:p>
              <text:p text:style-name="psCode"><text:span text:style-name="tsDiag">    }</text:span></text:p>
              <text:p text:style-name="psCode"><text:span text:style-name="tsDiag">    chain input_ratelimit {</text:span></text:p>
              <text:p text:style-name="psCode"><text:span text:style-name="tsDiag">        type filter hook input priority -2;</text:span></text:p>
              <text:p text:style-name="psCode"><text:span text:style-name="tsDiag">        ip saddr @blocked_ips drop</text:span></text:p>
              <text:p text:style-name="psCode"><text:span text:style-name="tsDiag">        accep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tmp/new-rules.nft</text:span></text:p>
              <text:p text:style-name="psCode"><text:span text:style-name="tsDiag"> </text:span></text:p>
              <text:p text:style-name="psCode"><text:span text:style-name="tsDiag">nft flush table inet custom_filter</text:span></text:p>
              <text:p text:style-name="psCode"><text:span text:style-name="tsDiag">nft -f /etc/nftables.d/custom-filter.nft</text:span></text:p>
              <text:p text:style-name="psCode"><text:span text:style-name="tsDiag"> </text:span></text:p>
              <text:p text:style-name="psCode"><text:span text:style-name="tsDiag">nft list ruleset &gt; /tmp/ruleset-backup.nft</text:span></text:p>
              <text:p text:style-name="psCode"><text:span text:style-name="tsDiag"> </text:span></text:p>
              <text:p text:style-name="psCode"><text:span text:style-name="tsDiag">nft list table inet custom_filter &gt; /tmp/custom-table.nft</text:span></text:p>
              <text:p text:style-name="psCode"><text:span text:style-name="tsDiag"> </text:span></text:p>
              <text:p text:style-name="psCode"><text:span text:style-name="tsDiag">nft -f /tmp/ruleset-backup.nft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2.7 — Coexistence: firewalld + Custom nftables Tabl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Key rules for safe coexistence:</text:span></text:p>
            <text:p text:style-name="psBullet"><text:span text:style-name="tsBullet">◆ Inspect both tables side by side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Key rules for safe coexistence:</text:span></text:p>
              <text:p text:style-name="psCode"><text:span text:style-name="tsDiag"> </text:span></text:p>
              <text:p text:style-name="psCode"><text:span text:style-name="tsDiag">| Rule | Reason |</text:span></text:p>
              <text:p text:style-name="psCode"><text:span text:style-name="tsDiag">|------|--------|</text:span></text:p>
              <text:p text:style-name="psCode"><text:span text:style-name="tsDiag">| Use a different table name (not `firewalld`) | firewalld owns and may flush the `firewalld` table |</text:span></text:p>
              <text:p text:style-name="psCode"><text:span text:style-name="tsDiag">| Use `inet` address family where possible | Covers both IPv4 and IPv6 |</text:span></text:p>
              <text:p text:style-name="psCode"><text:span text:style-name="tsDiag">| Pick priorities carefully (see 12.3.1) | Avoid conflicting with firewalld's -1 priority |</text:span></text:p>
              <text:p text:style-name="psCode"><text:span text:style-name="tsDiag">| Don't call `nft flush ruleset` | This also destroys firewalld's rules |</text:span></text:p>
              <text:p text:style-name="psCode"><text:span text:style-name="tsDiag">| Flush only your own table | `nft flush table inet custom_filter` |</text:span></text:p>
              <text:p text:style-name="psCode"><text:span text:style-name="tsDiag">| Use `nftables.service` or a systemd unit to restore on reboot | firewalld reloads its own rules; yours need separate persistence |</text:span></text:p>
              <text:p text:style-name="psCode"><text:span text:style-name="tsDiag"> </text:span></text:p>
              <text:p text:style-name="psCode"><text:span text:style-name="tsDiag">### Inspect both tables side by sid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table inet firewalld | head -30</text:span></text:p>
              <text:p text:style-name="psCode"><text:span text:style-name="tsDiag"> </text:span></text:p>
              <text:p text:style-name="psCode"><text:span text:style-name="tsDiag">nft list table inet custom_filter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7 — Coexistence: firewalld + Custom nftables Table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nft list table inet firewalld | head -30</text:span><text:line-break/><text:span text:style-name="tsCodeDyn_11_A8FF60_DejaVuSansMono"> </text:span><text:line-break/><text:span text:style-name="tsCodeDyn_11_A8FF60_DejaVuSansMono">nft list table inet custom_filter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list table inet firewalld | head -30</text:span></text:p>
              <text:p text:style-name="psCode"><text:span text:style-name="tsDiag"> </text:span></text:p>
              <text:p text:style-name="psCode"><text:span text:style-name="tsDiag">nft list table inet custom_filter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2.7 — Coexistence: firewalld + Custom nftables Table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51796960_892"/>
            <table:table-column table:style-name="tcCol_139861551796960_2295"/>
            <table:table-row>
              <table:table-cell table:style-name="tcsHeader">
                <text:p text:style-name="psCell"><text:span text:style-name="tsTh">Rule</text:span></text:p>
              </table:table-cell>
              <table:table-cell table:style-name="tcsHeader">
                <text:p text:style-name="psCell"><text:span text:style-name="tsTh">Reason</text:span></text:p>
              </table:table-cell>
            </table:table-row>
            <table:table-row>
              <table:table-cell table:style-name="tcsRowA">
                <text:p text:style-name="psCell"><text:span text:style-name="tsTd">Use a different table name (not firewalld)</text:span></text:p>
              </table:table-cell>
              <table:table-cell table:style-name="tcsRowA">
                <text:p text:style-name="psCell"><text:span text:style-name="tsTd">firewalld owns and may flush the firewalld table</text:span></text:p>
              </table:table-cell>
            </table:table-row>
            <table:table-row>
              <table:table-cell table:style-name="tcsRowB">
                <text:p text:style-name="psCell"><text:span text:style-name="tsTd">Use inet address family where possible</text:span></text:p>
              </table:table-cell>
              <table:table-cell table:style-name="tcsRowB">
                <text:p text:style-name="psCell"><text:span text:style-name="tsTd">Covers both IPv4 and IPv6</text:span></text:p>
              </table:table-cell>
            </table:table-row>
            <table:table-row>
              <table:table-cell table:style-name="tcsRowA">
                <text:p text:style-name="psCell"><text:span text:style-name="tsTd">Pick priorities carefully (see 12.3.1)</text:span></text:p>
              </table:table-cell>
              <table:table-cell table:style-name="tcsRowA">
                <text:p text:style-name="psCell"><text:span text:style-name="tsTd">Avoid conflicting with firewalld's -1 priority</text:span></text:p>
              </table:table-cell>
            </table:table-row>
            <table:table-row>
              <table:table-cell table:style-name="tcsRowB">
                <text:p text:style-name="psCell"><text:span text:style-name="tsTd">Don't call nft flush ruleset</text:span></text:p>
              </table:table-cell>
              <table:table-cell table:style-name="tcsRowB">
                <text:p text:style-name="psCell"><text:span text:style-name="tsTd">This also destroys firewalld's rules</text:span></text:p>
              </table:table-cell>
            </table:table-row>
            <table:table-row>
              <table:table-cell table:style-name="tcsRowA">
                <text:p text:style-name="psCell"><text:span text:style-name="tsTd">Flush only your own table</text:span></text:p>
              </table:table-cell>
              <table:table-cell table:style-name="tcsRowA">
                <text:p text:style-name="psCell"><text:span text:style-name="tsTd">nft flush table inet custom_filter</text:span></text:p>
              </table:table-cell>
            </table:table-row>
            <table:table-row>
              <table:table-cell table:style-name="tcsRowB">
                <text:p text:style-name="psCell"><text:span text:style-name="tsTd">Use nftables.service or a systemd unit to restore on reboot</text:span></text:p>
              </table:table-cell>
              <table:table-cell table:style-name="tcsRowB">
                <text:p text:style-name="psCell"><text:span text:style-name="tsTd">firewalld reloads its own rules; yours need separate persistence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Rule | Reason</text:span></text:p>
              <text:p text:style-name="psCode"><text:span text:style-name="tsDiag">------------------------------------------------------------</text:span></text:p>
              <text:p text:style-name="psCode"><text:span text:style-name="tsDiag">Use a different table name (not firewalld) | firewalld owns and may flush the firewalld table</text:span></text:p>
              <text:p text:style-name="psCode"><text:span text:style-name="tsDiag">Use inet address family where possible | Covers both IPv4 and IPv6</text:span></text:p>
              <text:p text:style-name="psCode"><text:span text:style-name="tsDiag">Pick priorities carefully (see 12.3.1) | Avoid conflicting with firewalld's -1 priority</text:span></text:p>
              <text:p text:style-name="psCode"><text:span text:style-name="tsDiag">Don't call nft flush ruleset | This also destroys firewalld's rules</text:span></text:p>
              <text:p text:style-name="psCode"><text:span text:style-name="tsDiag">Flush only your own table | nft flush table inet custom_filter</text:span></text:p>
              <text:p text:style-name="psCode"><text:span text:style-name="tsDiag">Use nftables.service or a systemd unit to restore on reboot | firewalld reloads its own rules; yours need separate persistence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12.8 — Debugging nftables Rule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◆ 12.8.1 Rule counters</text:span></text:p>
            <text:p text:style-name="psBullet"><text:span text:style-name="tsBullet">◆ 12.8.2 Trace (revisit from Module 10, now applied to custom tables)</text:span></text:p>
            <text:p text:style-name="psBullet"><text:span text:style-name="tsBullet">◆ 12.8.3 Common mistake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### 12.8.1 Rule counters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rule inet custom_filter input_ratelimit \</text:span></text:p>
              <text:p text:style-name="psCode"><text:span text:style-name="tsDiag">    ip saddr 10.0.0.0/8 counter accept</text:span></text:p>
              <text:p text:style-name="psCode"><text:span text:style-name="tsDiag"> </text:span></text:p>
              <text:p text:style-name="psCode"><text:span text:style-name="tsDiag">nft list chain inet custom_filter input_ratelimi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8.2 Trace (revisit from Module 10, now applied to custom tables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rule inet custom_filter input_ratelimit \</text:span></text:p>
              <text:p text:style-name="psCode"><text:span text:style-name="tsDiag">    ip saddr 172.20.2.0/24 meta nftrace set 1</text:span></text:p>
              <text:p text:style-name="psCode"><text:span text:style-name="tsDiag"> </text:span></text:p>
              <text:p text:style-name="psCode"><text:span text:style-name="tsDiag">nft monitor trace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### 12.8.3 Common mistakes</text:span></text:p>
              <text:p text:style-name="psCode"><text:span text:style-name="tsDiag"> </text:span></text:p>
              <text:p text:style-name="psCode"><text:span text:style-name="tsDiag">| Mistake | Symptom | Fix |</text:span></text:p>
              <text:p text:style-name="psCode"><text:span text:style-name="tsDiag">|---------|---------|-----|</text:span></text:p>
              <text:p text:style-name="psCode"><text:span text:style-name="tsDiag">| Wrong hook type | Rules silently ignored | Verify `type filter hook input` syntax |</text:span></text:p>
              <text:p text:style-name="psCode"><text:span text:style-name="tsDiag">| Priority conflict with firewalld | Unexpected rule ordering | Use priority &lt; -1 to run before firewalld |</text:span></text:p>
              <text:p text:style-name="psCode"><text:span text:style-name="tsDiag">| Flushed firewalld table | All firewall rules gone | Never `nft flush ruleset`; flush only your table |</text:span></text:p>
              <text:p text:style-name="psCode"><text:span text:style-name="tsDiag">| Inet family mismatch | IPv6 traffic not matched | Use `inet` not `ip` for dual-stack rules |</text:span></text:p>
              <text:p text:style-name="psCode"><text:span text:style-name="tsDiag">| Set not found on reload | Rules fail to apply | Ensure sets are defined before rules that reference them |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Code" draw:master-page-name="RHELDark">
        <draw:frame draw:style-name="gsFrame" svg:x="1cm" svg:y="0.4cm" svg:width="31.87cm" svg:height="2.6cm">
          <draw:text-box>
            <text:p text:style-name="psTitle"><text:span text:style-name="tsH1">12.8 — Debugging nftables Rule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nft add rule inet custom_filter input_ratelimit \</text:span><text:line-break/><text:span text:style-name="tsCodeDyn_11_A8FF60_DejaVuSansMono">    ip saddr 10.0.0.0/8 counter accept</text:span><text:line-break/><text:span text:style-name="tsCodeDyn_11_A8FF60_DejaVuSansMono"> </text:span><text:line-break/><text:span text:style-name="tsCodeDyn_11_A8FF60_DejaVuSansMono">nft list chain inet custom_filter input_ratelimit</text:span><text:line-break/><text:span text:style-name="tsCodeDyn_11_A8FF60_DejaVuSansMono"> </text:span><text:line-break/><text:span text:style-name="tsCodeDyn_11_A8FF60_DejaVuSansMono">nft add rule inet custom_filter input_ratelimit \</text:span><text:line-break/><text:span text:style-name="tsCodeDyn_11_A8FF60_DejaVuSansMono">    ip saddr 172.20.2.0/24 meta nftrace set 1</text:span><text:line-break/><text:span text:style-name="tsCodeDyn_11_A8FF60_DejaVuSansMono"> </text:span><text:line-break/><text:span text:style-name="tsCodeDyn_11_A8FF60_DejaVuSansMono">nft monitor trace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add rule inet custom_filter input_ratelimit \</text:span></text:p>
              <text:p text:style-name="psCode"><text:span text:style-name="tsDiag">    ip saddr 10.0.0.0/8 counter accept</text:span></text:p>
              <text:p text:style-name="psCode"><text:span text:style-name="tsDiag"> </text:span></text:p>
              <text:p text:style-name="psCode"><text:span text:style-name="tsDiag">nft list chain inet custom_filter input_ratelimit</text:span></text:p>
              <text:p text:style-name="psCode"><text:span text:style-name="tsDiag"> </text:span></text:p>
              <text:p text:style-name="psCode"><text:span text:style-name="tsDiag">nft add rule inet custom_filter input_ratelimit \</text:span></text:p>
              <text:p text:style-name="psCode"><text:span text:style-name="tsDiag">    ip saddr 172.20.2.0/24 meta nftrace set 1</text:span></text:p>
              <text:p text:style-name="psCode"><text:span text:style-name="tsDiag"> </text:span></text:p>
              <text:p text:style-name="psCode"><text:span text:style-name="tsDiag">nft monitor trace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12.8 — Debugging nftables Rule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51768032_892"/>
            <table:table-column table:style-name="tcCol_139861551768032_1148"/>
            <table:table-column table:style-name="tcCol_139861551768032_1148"/>
            <table:table-row>
              <table:table-cell table:style-name="tcsHeader">
                <text:p text:style-name="psCell"><text:span text:style-name="tsTh">Mistake</text:span></text:p>
              </table:table-cell>
              <table:table-cell table:style-name="tcsHeader">
                <text:p text:style-name="psCell"><text:span text:style-name="tsTh">Symptom</text:span></text:p>
              </table:table-cell>
              <table:table-cell table:style-name="tcsHeader">
                <text:p text:style-name="psCell"><text:span text:style-name="tsTh">Fix</text:span></text:p>
              </table:table-cell>
            </table:table-row>
            <table:table-row>
              <table:table-cell table:style-name="tcsRowA">
                <text:p text:style-name="psCell"><text:span text:style-name="tsTd">Wrong hook type</text:span></text:p>
              </table:table-cell>
              <table:table-cell table:style-name="tcsRowA">
                <text:p text:style-name="psCell"><text:span text:style-name="tsTd">Rules silently ignored</text:span></text:p>
              </table:table-cell>
              <table:table-cell table:style-name="tcsRowA">
                <text:p text:style-name="psCell"><text:span text:style-name="tsTd">Verify type filter hook input syntax</text:span></text:p>
              </table:table-cell>
            </table:table-row>
            <table:table-row>
              <table:table-cell table:style-name="tcsRowB">
                <text:p text:style-name="psCell"><text:span text:style-name="tsTd">Priority conflict with firewalld</text:span></text:p>
              </table:table-cell>
              <table:table-cell table:style-name="tcsRowB">
                <text:p text:style-name="psCell"><text:span text:style-name="tsTd">Unexpected rule ordering</text:span></text:p>
              </table:table-cell>
              <table:table-cell table:style-name="tcsRowB">
                <text:p text:style-name="psCell"><text:span text:style-name="tsTd">Use priority &lt; -1 to run before firewalld</text:span></text:p>
              </table:table-cell>
            </table:table-row>
            <table:table-row>
              <table:table-cell table:style-name="tcsRowA">
                <text:p text:style-name="psCell"><text:span text:style-name="tsTd">Flushed firewalld table</text:span></text:p>
              </table:table-cell>
              <table:table-cell table:style-name="tcsRowA">
                <text:p text:style-name="psCell"><text:span text:style-name="tsTd">All firewall rules gone</text:span></text:p>
              </table:table-cell>
              <table:table-cell table:style-name="tcsRowA">
                <text:p text:style-name="psCell"><text:span text:style-name="tsTd">Never nft flush ruleset; flush only your table</text:span></text:p>
              </table:table-cell>
            </table:table-row>
            <table:table-row>
              <table:table-cell table:style-name="tcsRowB">
                <text:p text:style-name="psCell"><text:span text:style-name="tsTd">Inet family mismatch</text:span></text:p>
              </table:table-cell>
              <table:table-cell table:style-name="tcsRowB">
                <text:p text:style-name="psCell"><text:span text:style-name="tsTd">IPv6 traffic not matched</text:span></text:p>
              </table:table-cell>
              <table:table-cell table:style-name="tcsRowB">
                <text:p text:style-name="psCell"><text:span text:style-name="tsTd">Use inet not ip for dual-stack rules</text:span></text:p>
              </table:table-cell>
            </table:table-row>
            <table:table-row>
              <table:table-cell table:style-name="tcsRowA">
                <text:p text:style-name="psCell"><text:span text:style-name="tsTd">Set not found on reload</text:span></text:p>
              </table:table-cell>
              <table:table-cell table:style-name="tcsRowA">
                <text:p text:style-name="psCell"><text:span text:style-name="tsTd">Rules fail to apply</text:span></text:p>
              </table:table-cell>
              <table:table-cell table:style-name="tcsRowA">
                <text:p text:style-name="psCell"><text:span text:style-name="tsTd">Ensure sets are defined before rules that reference them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Mistake | Symptom | Fix</text:span></text:p>
              <text:p text:style-name="psCode"><text:span text:style-name="tsDiag">------------------------------------------------------------</text:span></text:p>
              <text:p text:style-name="psCode"><text:span text:style-name="tsDiag">Wrong hook type | Rules silently ignored | Verify type filter hook input syntax</text:span></text:p>
              <text:p text:style-name="psCode"><text:span text:style-name="tsDiag">Priority conflict with firewalld | Unexpected rule ordering | Use priority &lt; -1 to run before firewalld</text:span></text:p>
              <text:p text:style-name="psCode"><text:span text:style-name="tsDiag">Flushed firewalld table | All firewall rules gone | Never nft flush ruleset; flush only your table</text:span></text:p>
              <text:p text:style-name="psCode"><text:span text:style-name="tsDiag">Inet family mismatch | IPv6 traffic not matched | Use inet not ip for dual-stack rules</text:span></text:p>
              <text:p text:style-name="psCode"><text:span text:style-name="tsDiag">Set not found on reload | Rules fail to apply | Ensure sets are defined before rules that reference them</text:span></text:p>
            </draw:text-box>
          </draw:frame>
        </presentation:notes>
      </draw:page>
      <draw:page draw:style-name="dpLab" draw:master-page-name="RHELDark">
        <draw:frame draw:style-name="gsBanner" svg:x="0cm" svg:y="0cm" svg:width="33.87cm" svg:height="2.8cm">
          <draw:text-box>
            <text:p text:style-name="psTitle"><text:span text:style-name="tsH1Lab">🔧  Lab 12 — Direct Rules and Advanced nftables</text:span></text:p>
          </draw:text-box>
        </draw:frame>
        <draw:frame draw:style-name="gsFrame" svg:x="1.5cm" svg:y="3.1cm" svg:width="30.87cm" svg:height="15.5cm">
          <draw:text-box>
            <text:p text:style-name="psBullet"><text:span text:style-name="tsLabStep">Objective: Use firewalld direct interface, create a custom nftables table with rate-limiting, and verify coexistence with firewalld.</text:span></text:p>
            <text:p text:style-name="psBullet"><text:span text:style-name="tsLabStep">◆ Setup</text:span></text:p>
            <text:p text:style-name="psBullet"><text:span text:style-name="tsLabStep">◆ Step 1 — Add a direct rule (legacy)</text:span></text:p>
            <text:p text:style-name="psBullet"><text:span text:style-name="tsLabStep">◆ Step 2 — Clean up the direct rule</text:span></text:p>
            <text:p text:style-name="psBullet"><text:span text:style-name="tsLabStep">◆ Step 3 — Create a custom nftables table with rate limiting</text:span></text:p>
            <text:p text:style-name="psBullet"><text:span text:style-name="tsLabStep">◆ Step 4 — Verify coexistence with firewalld</text:span></text:p>
            <text:p text:style-name="psBullet"><text:span text:style-name="tsLabStep">◆ Step 5 — Test rate limiting (SYN flood simulation)</text:span></text:p>
            <text:p text:style-name="psBullet"><text:span text:style-name="tsLabStep">◆ Step 6 — Create a verdict map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◆ Step 7 — Atomic update of the blocked set</text:span></text:p>
              <text:p text:style-name="psCode"><text:span text:style-name="tsDiag">◆ Step 8 — Make custom table persistent</text:span></text:p>
              <text:p text:style-name="psCode"><text:span text:style-name="tsDiag">◆ Step 9 — Cleanup</text:span></text:p>
              <text:p text:style-name="psCode"><text:span text:style-name="tsDiag">◆ Lab Verification Checklist</text:span></text:p>
              <text:p text:style-name="psCode"><text:span text:style-name="tsDiag">• [ ] nft list table ip firewalld_direct showed the direct rule before removal</text:span></text:p>
              <text:p text:style-name="psCode"><text:span text:style-name="tsDiag">• [ ] nft list ruleset | grep "^table" shows both firewalld and lab_ratelimit tables</text:span></text:p>
              <text:p text:style-name="psCode"><text:span text:style-name="tsDiag">• [ ] Rate-limiting chain at priority -2 runs before firewalld's chains</text:span></text:p>
              <text:p text:style-name="psCode"><text:span text:style-name="tsDiag">• [ ] Verdict map dispatches loopback traffic to accept</text:span></text:p>
              <text:p text:style-name="psCode"><text:span text:style-name="tsDiag">• [ ] Burst IPs appear in burst_blocked set after flood test</text:span></text:p>
              <text:p text:style-name="psCode"><text:span text:style-name="tsDiag">• [ ] systemd unit loads the custom table after firewalld on simulated reboot</text:span></text:p>
              <text:p text:style-name="psCode"><text:span text:style-name="tsDiag"> </text:span></text:p>
              <text:p text:style-name="psCode"><text:span text:style-name="tsDiag">**Objective**: Use firewalld direct interface, create a custom nftables table with rate-limiting, and verify coexistence with firewalld.</text:span></text:p>
              <text:p text:style-name="psCode"><text:span text:style-name="tsDiag"> </text:span></text:p>
              <text:p text:style-name="psCode"><text:span text:style-name="tsDiag">### Setu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~/firewalld-lab/start-lab.sh</text:span></text:p>
              <text:p text:style-name="psCode"><text:span text:style-name="tsDiag">podman exec -it node1 bash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1 — Add a direct rule (legacy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direct --add-rule ipv4 filter INPUT 0 \</text:span></text:p>
              <text:p text:style-name="psCode"><text:span text:style-name="tsDiag">    -s 172.20.2.99 -j DROP</text:span></text:p>
              <text:p text:style-name="psCode"><text:span text:style-name="tsDiag"> </text:span></text:p>
              <text:p text:style-name="psCode"><text:span text:style-name="tsDiag">firewall-cmd --direct --get-all-rules</text:span></text:p>
              <text:p text:style-name="psCode"><text:span text:style-name="tsDiag">nft list table ip firewalld_direc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2 — Clean up the direct rule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firewall-cmd --direct --remove-rule ipv4 filter INPUT 0 \</text:span></text:p>
              <text:p text:style-name="psCode"><text:span text:style-name="tsDiag">    -s 172.20.2.99 -j DROP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3 — Create a custom nftables table with rate limiting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cat &gt; /etc/nftables.d/lab-ratelimit.nft &lt;&lt; 'EOF'</text:span></text:p>
              <text:p text:style-name="psCode"><text:span text:style-name="tsDiag">table inet lab_ratelimit {</text:span></text:p>
              <text:p text:style-name="psCode"><text:span text:style-name="tsDiag"> </text:span></text:p>
              <text:p text:style-name="psCode"><text:span text:style-name="tsDiag">    set burst_blocked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5m</text:span></text:p>
              <text:p text:style-name="psCode"><text:span text:style-name="tsDiag">        comment "IPs that exceeded connection rate"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chain input_guard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Allow already-established connections through immediately</text:span></text:p>
              <text:p text:style-name="psCode"><text:span text:style-name="tsDiag">        ct state established,related accept</text:span></text:p>
              <text:p text:style-name="psCode"><text:span text:style-name="tsDiag"> </text:span></text:p>
              <text:p text:style-name="psCode"><text:span text:style-name="tsDiag">        # Drop sources that already hit the rate limit</text:span></text:p>
              <text:p text:style-name="psCode"><text:span text:style-name="tsDiag">        ip saddr @burst_blocked drop</text:span></text:p>
              <text:p text:style-name="psCode"><text:span text:style-name="tsDiag"> </text:span></text:p>
              <text:p text:style-name="psCode"><text:span text:style-name="tsDiag">        # Block IPs that send &gt;10 new TCP SYNs per second</text:span></text:p>
              <text:p text:style-name="psCode"><text:span text:style-name="tsDiag">        tcp flags &amp; (fin|syn|rst|ack) == syn \</text:span></text:p>
              <text:p text:style-name="psCode"><text:span text:style-name="tsDiag">            meter syn_meter { ip saddr limit rate over 10/second } \</text:span></text:p>
              <text:p text:style-name="psCode"><text:span text:style-name="tsDiag">            add @burst_blocked { ip saddr } \</text:span></text:p>
              <text:p text:style-name="psCode"><text:span text:style-name="tsDiag">            drop</text:span></text:p>
              <text:p text:style-name="psCode"><text:span text:style-name="tsDiag"> </text:span></text:p>
              <text:p text:style-name="psCode"><text:span text:style-name="tsDiag">        accep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lab-ratelimit.nft</text:span></text:p>
              <text:p text:style-name="psCode"><text:span text:style-name="tsDiag">nft list table inet lab_ratelimi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4 — Verify coexistence with firewalld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table inet firewalld | grep "chain filter_INPUT" | head -3</text:span></text:p>
              <text:p text:style-name="psCode"><text:span text:style-name="tsDiag"> </text:span></text:p>
              <text:p text:style-name="psCode"><text:span text:style-name="tsDiag">nft list table inet lab_ratelimit | head -5</text:span></text:p>
              <text:p text:style-name="psCode"><text:span text:style-name="tsDiag"> </text:span></text:p>
              <text:p text:style-name="psCode"><text:span text:style-name="tsDiag">nft list ruleset | grep "^table"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5 — Test rate limiting (SYN flood simulation)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podman exec -it node2 bash</text:span></text:p>
              <text:p text:style-name="psCode"><text:span text:style-name="tsDiag"> </text:span></text:p>
              <text:p text:style-name="psCode"><text:span text:style-name="tsDiag">for i in $(seq 1 20); do</text:span></text:p>
              <text:p text:style-name="psCode"><text:span text:style-name="tsDiag">    curl --connect-timeout 1 http://172.20.1.10:80 2&gt;/dev/null &amp;</text:span></text:p>
              <text:p text:style-name="psCode"><text:span text:style-name="tsDiag">done</text:span></text:p>
              <text:p text:style-name="psCode"><text:span text:style-name="tsDiag">wait</text:span></text:p>
              <text:p text:style-name="psCode"><text:span text:style-name="tsDiag">exit   # back to node1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set inet lab_ratelimit burst_blocke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6 — Create a verdict ma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add map inet lab_ratelimit iface_action \</text:span></text:p>
              <text:p text:style-name="psCode"><text:span text:style-name="tsDiag">    '{ type ifname : verdict; }'</text:span></text:p>
              <text:p text:style-name="psCode"><text:span text:style-name="tsDiag"> </text:span></text:p>
              <text:p text:style-name="psCode"><text:span text:style-name="tsDiag">nft add element inet lab_ratelimit iface_action \</text:span></text:p>
              <text:p text:style-name="psCode"><text:span text:style-name="tsDiag">    '{ "lo" : accept }'</text:span></text:p>
              <text:p text:style-name="psCode"><text:span text:style-name="tsDiag"> </text:span></text:p>
              <text:p text:style-name="psCode"><text:span text:style-name="tsDiag">nft insert rule inet lab_ratelimit input_guard \</text:span></text:p>
              <text:p text:style-name="psCode"><text:span text:style-name="tsDiag">    iifname vmap @iface_action</text:span></text:p>
              <text:p text:style-name="psCode"><text:span text:style-name="tsDiag"> </text:span></text:p>
              <text:p text:style-name="psCode"><text:span text:style-name="tsDiag">nft list table inet lab_ratelimit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7 — Atomic update of the blocked se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flush set inet lab_ratelimit burst_blocked</text:span></text:p>
              <text:p text:style-name="psCode"><text:span text:style-name="tsDiag">nft add element inet lab_ratelimit burst_blocked \</text:span></text:p>
              <text:p text:style-name="psCode"><text:span text:style-name="tsDiag">    '{ 172.20.2.50, 172.20.2.51 }'</text:span></text:p>
              <text:p text:style-name="psCode"><text:span text:style-name="tsDiag"> </text:span></text:p>
              <text:p text:style-name="psCode"><text:span text:style-name="tsDiag">nft list set inet lab_ratelimit burst_blocke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8 — Make custom table persistent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nft list table inet lab_ratelimit &gt; /etc/nftables.d/lab-ratelimit.nft</text:span></text:p>
              <text:p text:style-name="psCode"><text:span text:style-name="tsDiag"> </text:span></text:p>
              <text:p text:style-name="psCode"><text:span text:style-name="tsDiag">cat &gt; /etc/systemd/system/lab-nft-rules.service &lt;&lt; 'EOF'</text:span></text:p>
              <text:p text:style-name="psCode"><text:span text:style-name="tsDiag">[Unit]</text:span></text:p>
              <text:p text:style-name="psCode"><text:span text:style-name="tsDiag">Description=Lab custom nftables rules</text:span></text:p>
              <text:p text:style-name="psCode"><text:span text:style-name="tsDiag">After=firewalld.service</text:span></text:p>
              <text:p text:style-name="psCode"><text:span text:style-name="tsDiag">PartOf=firewalld.service</text:span></text:p>
              <text:p text:style-name="psCode"><text:span text:style-name="tsDiag"> </text:span></text:p>
              <text:p text:style-name="psCode"><text:span text:style-name="tsDiag">[Service]</text:span></text:p>
              <text:p text:style-name="psCode"><text:span text:style-name="tsDiag">Type=oneshot</text:span></text:p>
              <text:p text:style-name="psCode"><text:span text:style-name="tsDiag">ExecStart=/usr/sbin/nft -f /etc/nftables.d/lab-ratelimit.nft</text:span></text:p>
              <text:p text:style-name="psCode"><text:span text:style-name="tsDiag">ExecReload=/usr/sbin/nft -f /etc/nftables.d/lab-ratelimit.nft</text:span></text:p>
              <text:p text:style-name="psCode"><text:span text:style-name="tsDiag">ExecStop=/usr/sbin/nft delete table inet lab_ratelimit</text:span></text:p>
              <text:p text:style-name="psCode"><text:span text:style-name="tsDiag">RemainAfterExit=yes</text:span></text:p>
              <text:p text:style-name="psCode"><text:span text:style-name="tsDiag"> </text:span></text:p>
              <text:p text:style-name="psCode"><text:span text:style-name="tsDiag">[Install]</text:span></text:p>
              <text:p text:style-name="psCode"><text:span text:style-name="tsDiag">WantedBy=multi-user.target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ystemctl daemon-reload</text:span></text:p>
              <text:p text:style-name="psCode"><text:span text:style-name="tsDiag">systemctl enable --now lab-nft-rules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Step 9 — Cleanup</text:span></text:p>
              <text:p text:style-name="psCode"><text:span text:style-name="tsDiag"> </text:span></text:p>
              <text:p text:style-name="psCode"><text:span text:style-name="tsDiag">```bash</text:span></text:p>
              <text:p text:style-name="psCode"><text:span text:style-name="tsDiag">systemctl disable --now lab-nft-rules</text:span></text:p>
              <text:p text:style-name="psCode"><text:span text:style-name="tsDiag">nft delete table inet lab_ratelimit 2&gt;/dev/null || true</text:span></text:p>
              <text:p text:style-name="psCode"><text:span text:style-name="tsDiag">rm -f /etc/nftables.d/lab-ratelimit.nft</text:span></text:p>
              <text:p text:style-name="psCode"><text:span text:style-name="tsDiag">rm -f /etc/systemd/system/lab-nft-rules.service</text:span></text:p>
              <text:p text:style-name="psCode"><text:span text:style-name="tsDiag">systemctl daemon-reload</text:span></text:p>
              <text:p text:style-name="psCode"><text:span text:style-name="tsDiag">```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### Lab Verification Checklist</text:span></text:p>
              <text:p text:style-name="psCode"><text:span text:style-name="tsDiag"> </text:span></text:p>
              <text:p text:style-name="psCode"><text:span text:style-name="tsDiag">- [ ] `nft list table ip firewalld_direct` showed the direct rule before removal</text:span></text:p>
              <text:p text:style-name="psCode"><text:span text:style-name="tsDiag">- [ ] `nft list ruleset | grep "^table"` shows both `firewalld` and `lab_ratelimit` tables</text:span></text:p>
              <text:p text:style-name="psCode"><text:span text:style-name="tsDiag">- [ ] Rate-limiting chain at priority -2 runs before firewalld's chains</text:span></text:p>
              <text:p text:style-name="psCode"><text:span text:style-name="tsDiag">- [ ] Verdict map dispatches loopback traffic to `accept`</text:span></text:p>
              <text:p text:style-name="psCode"><text:span text:style-name="tsDiag">- [ ] Burst IPs appear in `burst_blocked` set after flood test</text:span></text:p>
              <text:p text:style-name="psCode"><text:span text:style-name="tsDiag">- [ ] systemd unit loads the custom table after firewalld on simulated reboot</text:span></text:p>
              <text:p text:style-name="psCode"><text:span text:style-name="tsDiag"> </text:span></text:p>
              <text:p text:style-name="psCode"><text:span text:style-name="tsDiag">---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2 — Direct Rules and Advanced nftable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~/firewalld-lab/start-lab.sh</text:span><text:line-break/><text:span text:style-name="tsCodeDyn_11_A8FF60_DejaVuSansMono">podman exec -it node1 bash</text:span><text:line-break/><text:span text:style-name="tsCodeDyn_11_A8FF60_DejaVuSansMono"> </text:span><text:line-break/><text:span text:style-name="tsCodeDyn_11_A8FF60_DejaVuSansMono">firewall-cmd --direct --add-rule ipv4 filter INPUT 0 \</text:span><text:line-break/><text:span text:style-name="tsCodeDyn_11_A8FF60_DejaVuSansMono">    -s 172.20.2.99 -j DROP</text:span><text:line-break/><text:span text:style-name="tsCodeDyn_11_A8FF60_DejaVuSansMono"> </text:span><text:line-break/><text:span text:style-name="tsCodeDyn_11_A8FF60_DejaVuSansMono">firewall-cmd --direct --get-all-rules</text:span><text:line-break/><text:span text:style-name="tsCodeDyn_11_A8FF60_DejaVuSansMono">nft list table ip firewalld_direct</text:span><text:line-break/><text:span text:style-name="tsCodeDyn_11_A8FF60_DejaVuSansMono"> </text:span><text:line-break/><text:span text:style-name="tsCodeDyn_11_A8FF60_DejaVuSansMono">firewall-cmd --direct --remove-rule ipv4 filter INPUT 0 \</text:span><text:line-break/><text:span text:style-name="tsCodeDyn_11_A8FF60_DejaVuSansMono">    -s 172.20.2.99 -j DROP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~/firewalld-lab/start-lab.sh</text:span></text:p>
              <text:p text:style-name="psCode"><text:span text:style-name="tsDiag">podman exec -it node1 bash</text:span></text:p>
              <text:p text:style-name="psCode"><text:span text:style-name="tsDiag"> </text:span></text:p>
              <text:p text:style-name="psCode"><text:span text:style-name="tsDiag">firewall-cmd --direct --add-rule ipv4 filter INPUT 0 \</text:span></text:p>
              <text:p text:style-name="psCode"><text:span text:style-name="tsDiag">    -s 172.20.2.99 -j DROP</text:span></text:p>
              <text:p text:style-name="psCode"><text:span text:style-name="tsDiag"> </text:span></text:p>
              <text:p text:style-name="psCode"><text:span text:style-name="tsDiag">firewall-cmd --direct --get-all-rules</text:span></text:p>
              <text:p text:style-name="psCode"><text:span text:style-name="tsDiag">nft list table ip firewalld_direct</text:span></text:p>
              <text:p text:style-name="psCode"><text:span text:style-name="tsDiag"> </text:span></text:p>
              <text:p text:style-name="psCode"><text:span text:style-name="tsDiag">firewall-cmd --direct --remove-rule ipv4 filter INPUT 0 \</text:span></text:p>
              <text:p text:style-name="psCode"><text:span text:style-name="tsDiag">    -s 172.20.2.99 -j DROP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2 — Direct Rules and Advanced nftable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cat &gt; /etc/nftables.d/lab-ratelimit.nft &lt;&lt; 'EOF'</text:span><text:line-break/><text:span text:style-name="tsCodeDyn_11_A8FF60_DejaVuSansMono">table inet lab_ratelimit {</text:span><text:line-break/><text:span text:style-name="tsCodeDyn_11_A8FF60_DejaVuSansMono"> </text:span><text:line-break/><text:span text:style-name="tsCodeDyn_11_A8FF60_DejaVuSansMono">    set burst_blocked {</text:span><text:line-break/><text:span text:style-name="tsCodeDyn_11_A8FF60_DejaVuSansMono">        type ipv4_addr</text:span><text:line-break/><text:span text:style-name="tsCodeDyn_11_A8FF60_DejaVuSansMono">        flags dynamic, timeout</text:span><text:line-break/><text:span text:style-name="tsCodeDyn_11_A8FF60_DejaVuSansMono">        timeout 5m</text:span><text:line-break/><text:span text:style-name="tsCodeDyn_11_A8FF60_DejaVuSansMono">        comment "IPs that exceeded connection rate"</text:span><text:line-break/><text:span text:style-name="tsCodeDyn_11_A8FF60_DejaVuSansMono">    }</text:span><text:line-break/><text:span text:style-name="tsCodeDyn_11_A8FF60_DejaVuSansMono"> </text:span><text:line-break/><text:span text:style-name="tsCodeDyn_11_A8FF60_DejaVuSansMono">    chain input_guard {</text:span><text:line-break/><text:span text:style-name="tsCodeDyn_11_A8FF60_DejaVuSansMono">        type filter hook input priority -2;</text:span><text:line-break/><text:span text:style-name="tsCodeDyn_11_A8FF60_DejaVuSansMono"> </text:span><text:line-break/><text:span text:style-name="tsCodeDyn_11_A8FF60_DejaVuSansMono">        # Allow already-established connections through immediately</text:span><text:line-break/><text:span text:style-name="tsCodeDyn_11_A8FF60_DejaVuSansMono">        ct state established,related accept</text:span><text:line-break/><text:span text:style-name="tsCodeDyn_11_A8FF60_DejaVuSansMono"> </text:span><text:line-break/><text:span text:style-name="tsCodeDyn_11_A8FF60_DejaVuSansMono">        # Drop sources that already hit the rate limit</text:span><text:line-break/><text:span text:style-name="tsCodeDyn_11_A8FF60_DejaVuSansMono">        ip saddr @burst_blocked drop</text:span><text:line-break/><text:span text:style-name="tsCodeDyn_11_A8FF60_DejaVuSansMono"> </text:span><text:line-break/><text:span text:style-name="tsCodeDyn_11_A8FF60_DejaVuSansMono">        # Block IPs that send &gt;10 new TCP SYNs per second</text:span><text:line-break/><text:span text:style-name="tsCodeDyn_11_A8FF60_DejaVuSansMono">        tcp flags &amp; (fin|syn|rst|ack) == syn \</text:span><text:line-break/><text:span text:style-name="tsCodeDyn_11_A8FF60_DejaVuSansMono">            meter syn_meter { ip saddr limit rate over 10/second } \</text:span><text:line-break/><text:span text:style-name="tsCodeDyn_11_A8FF60_DejaVuSansMono">            add @burst_blocked { ip saddr } \</text:span><text:line-break/><text:span text:style-name="tsCodeDyn_11_A8FF60_DejaVuSansMono">            drop</text:span><text:line-break/><text:span text:style-name="tsCodeDyn_11_A8FF60_DejaVuSansMono"> </text:span><text:line-break/><text:span text:style-name="tsCodeDyn_11_A8FF60_DejaVuSansMono">        accept</text:span><text:line-break/><text:span text:style-name="tsCodeDyn_11_A8FF60_DejaVuSansMono">    }</text:span><text:line-break/><text:span text:style-name="tsCodeDyn_11_A8FF60_DejaVuSansMono">}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nftables.d/lab-ratelimit.nft &lt;&lt; 'EOF'</text:span></text:p>
              <text:p text:style-name="psCode"><text:span text:style-name="tsDiag">table inet lab_ratelimit {</text:span></text:p>
              <text:p text:style-name="psCode"><text:span text:style-name="tsDiag"> </text:span></text:p>
              <text:p text:style-name="psCode"><text:span text:style-name="tsDiag">    set burst_blocked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5m</text:span></text:p>
              <text:p text:style-name="psCode"><text:span text:style-name="tsDiag">        comment "IPs that exceeded connection rate"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chain input_guard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Allow already-established connections through immediately</text:span></text:p>
              <text:p text:style-name="psCode"><text:span text:style-name="tsDiag">        ct state established,related accept</text:span></text:p>
              <text:p text:style-name="psCode"><text:span text:style-name="tsDiag"> </text:span></text:p>
              <text:p text:style-name="psCode"><text:span text:style-name="tsDiag">        # Drop sources that already hit the rate limit</text:span></text:p>
              <text:p text:style-name="psCode"><text:span text:style-name="tsDiag">        ip saddr @burst_blocked drop</text:span></text:p>
              <text:p text:style-name="psCode"><text:span text:style-name="tsDiag"> </text:span></text:p>
              <text:p text:style-name="psCode"><text:span text:style-name="tsDiag">        # Block IPs that send &gt;10 new TCP SYNs per second</text:span></text:p>
              <text:p text:style-name="psCode"><text:span text:style-name="tsDiag">        tcp flags &amp; (fin|syn|rst|ack) == syn \</text:span></text:p>
              <text:p text:style-name="psCode"><text:span text:style-name="tsDiag">            meter syn_meter { ip saddr limit rate over 10/second } \</text:span></text:p>
              <text:p text:style-name="psCode"><text:span text:style-name="tsDiag">            add @burst_blocked { ip saddr } \</text:span></text:p>
              <text:p text:style-name="psCode"><text:span text:style-name="tsDiag">            drop</text:span></text:p>
              <text:p text:style-name="psCode"><text:span text:style-name="tsDiag"> </text:span></text:p>
              <text:p text:style-name="psCode"><text:span text:style-name="tsDiag">        accep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lab-ratelimit.nft</text:span></text:p>
              <text:p text:style-name="psCode"><text:span text:style-name="tsDiag">nft list table inet lab_ratelimit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2 — Direct Rules and Advanced nftables — BASH (cont. 2)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EOF</text:span><text:line-break/><text:span text:style-name="tsCodeDyn_11_A8FF60_DejaVuSansMono"> </text:span><text:line-break/><text:span text:style-name="tsCodeDyn_11_A8FF60_DejaVuSansMono">nft -f /etc/nftables.d/lab-ratelimit.nft</text:span><text:line-break/><text:span text:style-name="tsCodeDyn_11_A8FF60_DejaVuSansMono">nft list table inet lab_ratelimit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cat &gt; /etc/nftables.d/lab-ratelimit.nft &lt;&lt; 'EOF'</text:span></text:p>
              <text:p text:style-name="psCode"><text:span text:style-name="tsDiag">table inet lab_ratelimit {</text:span></text:p>
              <text:p text:style-name="psCode"><text:span text:style-name="tsDiag"> </text:span></text:p>
              <text:p text:style-name="psCode"><text:span text:style-name="tsDiag">    set burst_blocked {</text:span></text:p>
              <text:p text:style-name="psCode"><text:span text:style-name="tsDiag">        type ipv4_addr</text:span></text:p>
              <text:p text:style-name="psCode"><text:span text:style-name="tsDiag">        flags dynamic, timeout</text:span></text:p>
              <text:p text:style-name="psCode"><text:span text:style-name="tsDiag">        timeout 5m</text:span></text:p>
              <text:p text:style-name="psCode"><text:span text:style-name="tsDiag">        comment "IPs that exceeded connection rate"</text:span></text:p>
              <text:p text:style-name="psCode"><text:span text:style-name="tsDiag">    }</text:span></text:p>
              <text:p text:style-name="psCode"><text:span text:style-name="tsDiag"> </text:span></text:p>
              <text:p text:style-name="psCode"><text:span text:style-name="tsDiag">    chain input_guard {</text:span></text:p>
              <text:p text:style-name="psCode"><text:span text:style-name="tsDiag">        type filter hook input priority -2;</text:span></text:p>
              <text:p text:style-name="psCode"><text:span text:style-name="tsDiag"> </text:span></text:p>
              <text:p text:style-name="psCode"><text:span text:style-name="tsDiag">        # Allow already-established connections through immediately</text:span></text:p>
              <text:p text:style-name="psCode"><text:span text:style-name="tsDiag">        ct state established,related accept</text:span></text:p>
              <text:p text:style-name="psCode"><text:span text:style-name="tsDiag"> </text:span></text:p>
              <text:p text:style-name="psCode"><text:span text:style-name="tsDiag">        # Drop sources that already hit the rate limit</text:span></text:p>
              <text:p text:style-name="psCode"><text:span text:style-name="tsDiag">        ip saddr @burst_blocked drop</text:span></text:p>
              <text:p text:style-name="psCode"><text:span text:style-name="tsDiag"> </text:span></text:p>
              <text:p text:style-name="psCode"><text:span text:style-name="tsDiag">        # Block IPs that send &gt;10 new TCP SYNs per second</text:span></text:p>
              <text:p text:style-name="psCode"><text:span text:style-name="tsDiag">        tcp flags &amp; (fin|syn|rst|ack) == syn \</text:span></text:p>
              <text:p text:style-name="psCode"><text:span text:style-name="tsDiag">            meter syn_meter { ip saddr limit rate over 10/second } \</text:span></text:p>
              <text:p text:style-name="psCode"><text:span text:style-name="tsDiag">            add @burst_blocked { ip saddr } \</text:span></text:p>
              <text:p text:style-name="psCode"><text:span text:style-name="tsDiag">            drop</text:span></text:p>
              <text:p text:style-name="psCode"><text:span text:style-name="tsDiag"> </text:span></text:p>
              <text:p text:style-name="psCode"><text:span text:style-name="tsDiag">        accept</text:span></text:p>
              <text:p text:style-name="psCode"><text:span text:style-name="tsDiag">    }</text:span></text:p>
              <text:p text:style-name="psCode"><text:span text:style-name="tsDiag">}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nft -f /etc/nftables.d/lab-ratelimit.nft</text:span></text:p>
              <text:p text:style-name="psCode"><text:span text:style-name="tsDiag">nft list table inet lab_ratelimit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2 — Direct Rules and Advanced nftable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nft list table inet firewalld | grep "chain filter_INPUT" | head -3</text:span><text:line-break/><text:span text:style-name="tsCodeDyn_11_A8FF60_DejaVuSansMono"> </text:span><text:line-break/><text:span text:style-name="tsCodeDyn_11_A8FF60_DejaVuSansMono">nft list table inet lab_ratelimit | head -5</text:span><text:line-break/><text:span text:style-name="tsCodeDyn_11_A8FF60_DejaVuSansMono"> </text:span><text:line-break/><text:span text:style-name="tsCodeDyn_11_A8FF60_DejaVuSansMono">nft list ruleset | grep "^table"</text:span><text:line-break/><text:span text:style-name="tsCodeDyn_11_A8FF60_DejaVuSansMono"> </text:span><text:line-break/><text:span text:style-name="tsCodeDyn_11_A8FF60_DejaVuSansMono">podman exec -it node2 bash</text:span><text:line-break/><text:span text:style-name="tsCodeDyn_11_A8FF60_DejaVuSansMono"> </text:span><text:line-break/><text:span text:style-name="tsCodeDyn_11_A8FF60_DejaVuSansMono">for i in $(seq 1 20); do</text:span><text:line-break/><text:span text:style-name="tsCodeDyn_11_A8FF60_DejaVuSansMono">    curl --connect-timeout 1 http://172.20.1.10:80 2&gt;/dev/null &amp;</text:span><text:line-break/><text:span text:style-name="tsCodeDyn_11_A8FF60_DejaVuSansMono">done</text:span><text:line-break/><text:span text:style-name="tsCodeDyn_11_A8FF60_DejaVuSansMono">wait</text:span><text:line-break/><text:span text:style-name="tsCodeDyn_11_A8FF60_DejaVuSansMono">exit   # back to node1</text:span><text:line-break/><text:span text:style-name="tsCodeDyn_11_A8FF60_DejaVuSansMono"> </text:span><text:line-break/><text:span text:style-name="tsCodeDyn_11_A8FF60_DejaVuSansMono">nft list set inet lab_ratelimit burst_blocked</text:span><text:line-break/><text:span text:style-name="tsCodeDyn_11_A8FF60_DejaVuSansMono"> </text:span><text:line-break/><text:span text:style-name="tsCodeDyn_11_A8FF60_DejaVuSansMono">nft add map inet lab_ratelimit iface_action \</text:span><text:line-break/><text:span text:style-name="tsCodeDyn_11_A8FF60_DejaVuSansMono">    '{ type ifname : verdict; }'</text:span><text:line-break/><text:span text:style-name="tsCodeDyn_11_A8FF60_DejaVuSansMono"> </text:span><text:line-break/><text:span text:style-name="tsCodeDyn_11_A8FF60_DejaVuSansMono">nft add element inet lab_ratelimit iface_action \</text:span><text:line-break/><text:span text:style-name="tsCodeDyn_11_A8FF60_DejaVuSansMono">    '{ "lo" : accept }'</text:span><text:line-break/><text:span text:style-name="tsCodeDyn_11_A8FF60_DejaVuSansMono"> </text:span><text:line-break/><text:span text:style-name="tsCodeDyn_11_A8FF60_DejaVuSansMono">nft insert rule inet lab_ratelimit input_guard \</text:span><text:line-break/><text:span text:style-name="tsCodeDyn_11_A8FF60_DejaVuSansMono">    iifname vmap @iface_action</text:span><text:line-break/><text:span text:style-name="tsCodeDyn_11_A8FF60_DejaVuSansMono"> </text:span><text:line-break/><text:span text:style-name="tsCodeDyn_11_A8FF60_DejaVuSansMono">nft list table inet lab_ratelimit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list table inet firewalld | grep "chain filter_INPUT" | head -3</text:span></text:p>
              <text:p text:style-name="psCode"><text:span text:style-name="tsDiag"> </text:span></text:p>
              <text:p text:style-name="psCode"><text:span text:style-name="tsDiag">nft list table inet lab_ratelimit | head -5</text:span></text:p>
              <text:p text:style-name="psCode"><text:span text:style-name="tsDiag"> </text:span></text:p>
              <text:p text:style-name="psCode"><text:span text:style-name="tsDiag">nft list ruleset | grep "^table"</text:span></text:p>
              <text:p text:style-name="psCode"><text:span text:style-name="tsDiag"> </text:span></text:p>
              <text:p text:style-name="psCode"><text:span text:style-name="tsDiag">podman exec -it node2 bash</text:span></text:p>
              <text:p text:style-name="psCode"><text:span text:style-name="tsDiag"> </text:span></text:p>
              <text:p text:style-name="psCode"><text:span text:style-name="tsDiag">for i in $(seq 1 20); do</text:span></text:p>
              <text:p text:style-name="psCode"><text:span text:style-name="tsDiag">    curl --connect-timeout 1 http://172.20.1.10:80 2&gt;/dev/null &amp;</text:span></text:p>
              <text:p text:style-name="psCode"><text:span text:style-name="tsDiag">done</text:span></text:p>
              <text:p text:style-name="psCode"><text:span text:style-name="tsDiag">wait</text:span></text:p>
              <text:p text:style-name="psCode"><text:span text:style-name="tsDiag">exit   # back to node1</text:span></text:p>
              <text:p text:style-name="psCode"><text:span text:style-name="tsDiag"> </text:span></text:p>
              <text:p text:style-name="psCode"><text:span text:style-name="tsDiag">nft list set inet lab_ratelimit burst_blocked</text:span></text:p>
              <text:p text:style-name="psCode"><text:span text:style-name="tsDiag"> </text:span></text:p>
              <text:p text:style-name="psCode"><text:span text:style-name="tsDiag">nft add map inet lab_ratelimit iface_action \</text:span></text:p>
              <text:p text:style-name="psCode"><text:span text:style-name="tsDiag">    '{ type ifname : verdict; }'</text:span></text:p>
              <text:p text:style-name="psCode"><text:span text:style-name="tsDiag"> </text:span></text:p>
              <text:p text:style-name="psCode"><text:span text:style-name="tsDiag">nft add element inet lab_ratelimit iface_action \</text:span></text:p>
              <text:p text:style-name="psCode"><text:span text:style-name="tsDiag">    '{ "lo" : accept }'</text:span></text:p>
              <text:p text:style-name="psCode"><text:span text:style-name="tsDiag"> </text:span></text:p>
              <text:p text:style-name="psCode"><text:span text:style-name="tsDiag">nft insert rule inet lab_ratelimit input_guard \</text:span></text:p>
              <text:p text:style-name="psCode"><text:span text:style-name="tsDiag">    iifname vmap @iface_action</text:span></text:p>
              <text:p text:style-name="psCode"><text:span text:style-name="tsDiag"> </text:span></text:p>
              <text:p text:style-name="psCode"><text:span text:style-name="tsDiag">nft list table inet lab_ratelimit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2 — Direct Rules and Advanced nftable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nft flush set inet lab_ratelimit burst_blocked</text:span><text:line-break/><text:span text:style-name="tsCodeDyn_11_A8FF60_DejaVuSansMono">nft add element inet lab_ratelimit burst_blocked \</text:span><text:line-break/><text:span text:style-name="tsCodeDyn_11_A8FF60_DejaVuSansMono">    '{ 172.20.2.50, 172.20.2.51 }'</text:span><text:line-break/><text:span text:style-name="tsCodeDyn_11_A8FF60_DejaVuSansMono"> </text:span><text:line-break/><text:span text:style-name="tsCodeDyn_11_A8FF60_DejaVuSansMono">nft list set inet lab_ratelimit burst_blocked</text:span><text:line-break/><text:span text:style-name="tsCodeDyn_11_A8FF60_DejaVuSansMono"> </text:span><text:line-break/><text:span text:style-name="tsCodeDyn_11_A8FF60_DejaVuSansMono">nft list table inet lab_ratelimit &gt; /etc/nftables.d/lab-ratelimit.nft</text:span><text:line-break/><text:span text:style-name="tsCodeDyn_11_A8FF60_DejaVuSansMono"> </text:span><text:line-break/><text:span text:style-name="tsCodeDyn_11_A8FF60_DejaVuSansMono">cat &gt; /etc/systemd/system/lab-nft-rules.service &lt;&lt; 'EOF'</text:span><text:line-break/><text:span text:style-name="tsCodeDyn_11_A8FF60_DejaVuSansMono">[Unit]</text:span><text:line-break/><text:span text:style-name="tsCodeDyn_11_A8FF60_DejaVuSansMono">Description=Lab custom nftables rules</text:span><text:line-break/><text:span text:style-name="tsCodeDyn_11_A8FF60_DejaVuSansMono">After=firewalld.service</text:span><text:line-break/><text:span text:style-name="tsCodeDyn_11_A8FF60_DejaVuSansMono">PartOf=firewalld.service</text:span><text:line-break/><text:span text:style-name="tsCodeDyn_11_A8FF60_DejaVuSansMono"> </text:span><text:line-break/><text:span text:style-name="tsCodeDyn_11_A8FF60_DejaVuSansMono">[Service]</text:span><text:line-break/><text:span text:style-name="tsCodeDyn_11_A8FF60_DejaVuSansMono">Type=oneshot</text:span><text:line-break/><text:span text:style-name="tsCodeDyn_11_A8FF60_DejaVuSansMono">ExecStart=/usr/sbin/nft -f /etc/nftables.d/lab-ratelimit.nft</text:span><text:line-break/><text:span text:style-name="tsCodeDyn_11_A8FF60_DejaVuSansMono">ExecReload=/usr/sbin/nft -f /etc/nftables.d/lab-ratelimit.nft</text:span><text:line-break/><text:span text:style-name="tsCodeDyn_11_A8FF60_DejaVuSansMono">ExecStop=/usr/sbin/nft delete table inet lab_ratelimit</text:span><text:line-break/><text:span text:style-name="tsCodeDyn_11_A8FF60_DejaVuSansMono">RemainAfterExit=yes</text:span><text:line-break/><text:span text:style-name="tsCodeDyn_11_A8FF60_DejaVuSansMono"> </text:span><text:line-break/><text:span text:style-name="tsCodeDyn_11_A8FF60_DejaVuSansMono">[Install]</text:span><text:line-break/><text:span text:style-name="tsCodeDyn_11_A8FF60_DejaVuSansMono">WantedBy=multi-user.target</text:span><text:line-break/><text:span text:style-name="tsCodeDyn_11_A8FF60_DejaVuSansMono">EOF</text:span><text:line-break/><text:span text:style-name="tsCodeDyn_11_A8FF60_DejaVuSansMono"> </text:span><text:line-break/><text:span text:style-name="tsCodeDyn_11_A8FF60_DejaVuSansMono">systemctl daemon-reload</text:span><text:line-break/><text:span text:style-name="tsCodeDyn_11_A8FF60_DejaVuSansMono">systemctl enable --now lab-nft-rules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nft flush set inet lab_ratelimit burst_blocked</text:span></text:p>
              <text:p text:style-name="psCode"><text:span text:style-name="tsDiag">nft add element inet lab_ratelimit burst_blocked \</text:span></text:p>
              <text:p text:style-name="psCode"><text:span text:style-name="tsDiag">    '{ 172.20.2.50, 172.20.2.51 }'</text:span></text:p>
              <text:p text:style-name="psCode"><text:span text:style-name="tsDiag"> </text:span></text:p>
              <text:p text:style-name="psCode"><text:span text:style-name="tsDiag">nft list set inet lab_ratelimit burst_blocked</text:span></text:p>
              <text:p text:style-name="psCode"><text:span text:style-name="tsDiag"> </text:span></text:p>
              <text:p text:style-name="psCode"><text:span text:style-name="tsDiag">nft list table inet lab_ratelimit &gt; /etc/nftables.d/lab-ratelimit.nft</text:span></text:p>
              <text:p text:style-name="psCode"><text:span text:style-name="tsDiag"> </text:span></text:p>
              <text:p text:style-name="psCode"><text:span text:style-name="tsDiag">cat &gt; /etc/systemd/system/lab-nft-rules.service &lt;&lt; 'EOF'</text:span></text:p>
              <text:p text:style-name="psCode"><text:span text:style-name="tsDiag">[Unit]</text:span></text:p>
              <text:p text:style-name="psCode"><text:span text:style-name="tsDiag">Description=Lab custom nftables rules</text:span></text:p>
              <text:p text:style-name="psCode"><text:span text:style-name="tsDiag">After=firewalld.service</text:span></text:p>
              <text:p text:style-name="psCode"><text:span text:style-name="tsDiag">PartOf=firewalld.service</text:span></text:p>
              <text:p text:style-name="psCode"><text:span text:style-name="tsDiag"> </text:span></text:p>
              <text:p text:style-name="psCode"><text:span text:style-name="tsDiag">[Service]</text:span></text:p>
              <text:p text:style-name="psCode"><text:span text:style-name="tsDiag">Type=oneshot</text:span></text:p>
              <text:p text:style-name="psCode"><text:span text:style-name="tsDiag">ExecStart=/usr/sbin/nft -f /etc/nftables.d/lab-ratelimit.nft</text:span></text:p>
              <text:p text:style-name="psCode"><text:span text:style-name="tsDiag">ExecReload=/usr/sbin/nft -f /etc/nftables.d/lab-ratelimit.nft</text:span></text:p>
              <text:p text:style-name="psCode"><text:span text:style-name="tsDiag">ExecStop=/usr/sbin/nft delete table inet lab_ratelimit</text:span></text:p>
              <text:p text:style-name="psCode"><text:span text:style-name="tsDiag">RemainAfterExit=yes</text:span></text:p>
              <text:p text:style-name="psCode"><text:span text:style-name="tsDiag"> </text:span></text:p>
              <text:p text:style-name="psCode"><text:span text:style-name="tsDiag">[Install]</text:span></text:p>
              <text:p text:style-name="psCode"><text:span text:style-name="tsDiag">WantedBy=multi-user.target</text:span></text:p>
              <text:p text:style-name="psCode"><text:span text:style-name="tsDiag">EOF</text:span></text:p>
              <text:p text:style-name="psCode"><text:span text:style-name="tsDiag"> </text:span></text:p>
              <text:p text:style-name="psCode"><text:span text:style-name="tsDiag">systemctl daemon-reload</text:span></text:p>
              <text:p text:style-name="psCode"><text:span text:style-name="tsDiag">systemctl enable --now lab-nft-rules</text:span></text:p>
            </draw:text-box>
          </draw:frame>
        </presentation:notes>
      </draw:page>
      <draw:page draw:style-name="dpLab" draw:master-page-name="RHELDark">
        <draw:frame draw:style-name="gsFrame" svg:x="1cm" svg:y="0.4cm" svg:width="31.87cm" svg:height="2.6cm">
          <draw:text-box>
            <text:p text:style-name="psTitle"><text:span text:style-name="tsH1Lab">Lab 12 — Direct Rules and Advanced nftables — BASH</text:span></text:p>
          </draw:text-box>
        </draw:frame>
        <draw:frame draw:style-name="gsCode" svg:x="1cm" svg:y="3.3cm" svg:width="31.87cm" svg:height="15.2cm">
          <draw:text-box>
            <text:p text:style-name="psCode"><text:span text:style-name="tsCodeDyn_11_A8FF60_DejaVuSansMono">systemctl disable --now lab-nft-rules</text:span><text:line-break/><text:span text:style-name="tsCodeDyn_11_A8FF60_DejaVuSansMono">nft delete table inet lab_ratelimit 2&gt;/dev/null || true</text:span><text:line-break/><text:span text:style-name="tsCodeDyn_11_A8FF60_DejaVuSansMono">rm -f /etc/nftables.d/lab-ratelimit.nft</text:span><text:line-break/><text:span text:style-name="tsCodeDyn_11_A8FF60_DejaVuSansMono">rm -f /etc/systemd/system/lab-nft-rules.service</text:span><text:line-break/><text:span text:style-name="tsCodeDyn_11_A8FF60_DejaVuSansMono">systemctl daemon-reload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systemctl disable --now lab-nft-rules</text:span></text:p>
              <text:p text:style-name="psCode"><text:span text:style-name="tsDiag">nft delete table inet lab_ratelimit 2&gt;/dev/null || true</text:span></text:p>
              <text:p text:style-name="psCode"><text:span text:style-name="tsDiag">rm -f /etc/nftables.d/lab-ratelimit.nft</text:span></text:p>
              <text:p text:style-name="psCode"><text:span text:style-name="tsDiag">rm -f /etc/systemd/system/lab-nft-rules.service</text:span></text:p>
              <text:p text:style-name="psCode"><text:span text:style-name="tsDiag">systemctl daemon-reload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.2cm">
          <draw:text-box>
            <text:p text:style-name="psTitle"><text:span text:style-name="tsH1">Key Takeaways</text:span></text:p>
          </draw:text-box>
        </draw:frame>
        <draw:frame draw:style-name="gsFrame" svg:x="1cm" svg:y="2.9cm" svg:width="31.87cm" svg:height="15.5cm">
          <draw:text-box>
            <text:p text:style-name="psBullet"><text:span text:style-name="tsBullet">Next: Module 13 — Capstone Project</text:span></text:p>
          </draw:text-box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| Topic | Key Point |</text:span></text:p>
              <text:p text:style-name="psCode"><text:span text:style-name="tsDiag">|-------|-----------|</text:span></text:p>
              <text:p text:style-name="psCode"><text:span text:style-name="tsDiag">| Direct interface | Legacy iptables passthrough; works but deprecated; prefer standalone tables |</text:span></text:p>
              <text:p text:style-name="psCode"><text:span text:style-name="tsDiag">| Custom nftables tables | Use a unique name; never touch the `firewalld` table |</text:span></text:p>
              <text:p text:style-name="psCode"><text:span text:style-name="tsDiag">| Hook priority | firewalld uses -1; use -2 or lower to run before it |</text:span></text:p>
              <text:p text:style-name="psCode"><text:span text:style-name="tsDiag">| Verdict maps | O(1) dispatch on key — replace long if/else chains |</text:span></text:p>
              <text:p text:style-name="psCode"><text:span text:style-name="tsDiag">| Meters | Per-element rate tracking without needing a named set |</text:span></text:p>
              <text:p text:style-name="psCode"><text:span text:style-name="tsDiag">| Atomic updates | `nft -f &lt;file&gt;` is transactional; incremental `nft add rule` is not |</text:span></text:p>
              <text:p text:style-name="psCode"><text:span text:style-name="tsDiag">| Persistence | Requires a separate systemd unit or inclusion in `/etc/sysconfig/nftables.conf` |</text:span></text:p>
              <text:p text:style-name="psCode"><text:span text:style-name="tsDiag">| Coexistence safety | Only `flush table inet &lt;your_table&gt;` — never `flush ruleset` |</text:span></text:p>
              <text:p text:style-name="psCode"><text:span text:style-name="tsDiag"> </text:span></text:p>
              <text:p text:style-name="psCode"><text:span text:style-name="tsDiag">---</text:span></text:p>
              <text:p text:style-name="psCode"><text:span text:style-name="tsDiag"> </text:span></text:p>
              <text:p text:style-name="psCode"><text:span text:style-name="tsDiag">*Next: [Module 13 — Capstone Project](13-capstone-project.md)*</text:span></text:p>
            </draw:text-box>
          </draw:frame>
        </presentation:notes>
      </draw:page>
      <draw:page draw:style-name="dpNormal" draw:master-page-name="RHELDark">
        <draw:frame draw:style-name="gsFrame" svg:x="1cm" svg:y="0.4cm" svg:width="31.87cm" svg:height="2cm">
          <draw:text-box>
            <text:p text:style-name="psTitle"><text:span text:style-name="tsH1">Key Takeaways</text:span></text:p>
          </draw:text-box>
        </draw:frame>
        <draw:frame draw:style-name="gsFrame" svg:x="1cm" svg:y="2.8cm" svg:width="31.87cm" svg:height="15.8cm">
          <table:table table:name="mdtable">
            <table:table-column table:style-name="tcCol_139861548446832_892"/>
            <table:table-column table:style-name="tcCol_139861548446832_2295"/>
            <table:table-row>
              <table:table-cell table:style-name="tcsHeader">
                <text:p text:style-name="psCell"><text:span text:style-name="tsTh">Topic</text:span></text:p>
              </table:table-cell>
              <table:table-cell table:style-name="tcsHeader">
                <text:p text:style-name="psCell"><text:span text:style-name="tsTh">Key Point</text:span></text:p>
              </table:table-cell>
            </table:table-row>
            <table:table-row>
              <table:table-cell table:style-name="tcsRowA">
                <text:p text:style-name="psCell"><text:span text:style-name="tsTd">Direct interface</text:span></text:p>
              </table:table-cell>
              <table:table-cell table:style-name="tcsRowA">
                <text:p text:style-name="psCell"><text:span text:style-name="tsTd">Legacy iptables passthrough; works but deprecated; prefer standalone tables</text:span></text:p>
              </table:table-cell>
            </table:table-row>
            <table:table-row>
              <table:table-cell table:style-name="tcsRowB">
                <text:p text:style-name="psCell"><text:span text:style-name="tsTd">Custom nftables tables</text:span></text:p>
              </table:table-cell>
              <table:table-cell table:style-name="tcsRowB">
                <text:p text:style-name="psCell"><text:span text:style-name="tsTd">Use a unique name; never touch the firewalld table</text:span></text:p>
              </table:table-cell>
            </table:table-row>
            <table:table-row>
              <table:table-cell table:style-name="tcsRowA">
                <text:p text:style-name="psCell"><text:span text:style-name="tsTd">Hook priority</text:span></text:p>
              </table:table-cell>
              <table:table-cell table:style-name="tcsRowA">
                <text:p text:style-name="psCell"><text:span text:style-name="tsTd">firewalld uses -1; use -2 or lower to run before it</text:span></text:p>
              </table:table-cell>
            </table:table-row>
            <table:table-row>
              <table:table-cell table:style-name="tcsRowB">
                <text:p text:style-name="psCell"><text:span text:style-name="tsTd">Verdict maps</text:span></text:p>
              </table:table-cell>
              <table:table-cell table:style-name="tcsRowB">
                <text:p text:style-name="psCell"><text:span text:style-name="tsTd">O(1) dispatch on key — replace long if/else chains</text:span></text:p>
              </table:table-cell>
            </table:table-row>
            <table:table-row>
              <table:table-cell table:style-name="tcsRowA">
                <text:p text:style-name="psCell"><text:span text:style-name="tsTd">Meters</text:span></text:p>
              </table:table-cell>
              <table:table-cell table:style-name="tcsRowA">
                <text:p text:style-name="psCell"><text:span text:style-name="tsTd">Per-element rate tracking without needing a named set</text:span></text:p>
              </table:table-cell>
            </table:table-row>
            <table:table-row>
              <table:table-cell table:style-name="tcsRowB">
                <text:p text:style-name="psCell"><text:span text:style-name="tsTd">Atomic updates</text:span></text:p>
              </table:table-cell>
              <table:table-cell table:style-name="tcsRowB">
                <text:p text:style-name="psCell"><text:span text:style-name="tsTd">nft -f &lt;file&gt; is transactional; incremental nft add rule is not</text:span></text:p>
              </table:table-cell>
            </table:table-row>
            <table:table-row>
              <table:table-cell table:style-name="tcsRowA">
                <text:p text:style-name="psCell"><text:span text:style-name="tsTd">Persistence</text:span></text:p>
              </table:table-cell>
              <table:table-cell table:style-name="tcsRowA">
                <text:p text:style-name="psCell"><text:span text:style-name="tsTd">Requires a separate systemd unit or inclusion in /etc/sysconfig/nftables.conf</text:span></text:p>
              </table:table-cell>
            </table:table-row>
            <table:table-row>
              <table:table-cell table:style-name="tcsRowB">
                <text:p text:style-name="psCell"><text:span text:style-name="tsTd">Coexistence safety</text:span></text:p>
              </table:table-cell>
              <table:table-cell table:style-name="tcsRowB">
                <text:p text:style-name="psCell"><text:span text:style-name="tsTd">Only flush table inet &lt;your_table&gt; — never flush ruleset</text:span></text:p>
              </table:table-cell>
            </table:table-row>
          </table:table>
        </draw:frame>
        <presentation:notes>
          <draw:frame draw:style-name="gsFrame" svg:x="2cm" svg:y="14cm" svg:width="29cm" svg:height="10cm" presentation:class="notes">
            <draw:text-box>
              <text:p text:style-name="psCode"><text:span text:style-name="tsDiag">Topic | Key Point</text:span></text:p>
              <text:p text:style-name="psCode"><text:span text:style-name="tsDiag">------------------------------------------------------------</text:span></text:p>
              <text:p text:style-name="psCode"><text:span text:style-name="tsDiag">Direct interface | Legacy iptables passthrough; works but deprecated; prefer standalone tables</text:span></text:p>
              <text:p text:style-name="psCode"><text:span text:style-name="tsDiag">Custom nftables tables | Use a unique name; never touch the firewalld table</text:span></text:p>
              <text:p text:style-name="psCode"><text:span text:style-name="tsDiag">Hook priority | firewalld uses -1; use -2 or lower to run before it</text:span></text:p>
              <text:p text:style-name="psCode"><text:span text:style-name="tsDiag">Verdict maps | O(1) dispatch on key — replace long if/else chains</text:span></text:p>
              <text:p text:style-name="psCode"><text:span text:style-name="tsDiag">Meters | Per-element rate tracking without needing a named set</text:span></text:p>
              <text:p text:style-name="psCode"><text:span text:style-name="tsDiag">Atomic updates | nft -f &lt;file&gt; is transactional; incremental nft add rule is not</text:span></text:p>
              <text:p text:style-name="psCode"><text:span text:style-name="tsDiag">Persistence | Requires a separate systemd unit or inclusion in /etc/sysconfig/nftables.conf</text:span></text:p>
              <text:p text:style-name="psCode"><text:span text:style-name="tsDiag">Coexistence safety | Only flush table inet &lt;your_table&gt; — never flush ruleset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styles/>
  <office:automatic-styles>
    <style:page-layout style:name="Widescreen">
      <style:page-layout-properties fo:page-width="33.87cm" fo:page-height="19.05cm" style:print-orientation="landscape" fo:margin-left="0cm" fo:margin-right="0cm" fo:margin-top="0cm" fo:margin-bottom="0cm"/>
    </style:page-layout>
  </office:automatic-styles>
  <office:master-styles>
    <style:master-page style:name="RHELDark" style:page-layout-name="Widescreen" style:display-name="RHEL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table="urn:oasis:names:tc:opendocument:xmlns:table:1.0" xmlns:manifest="urn:oasis:names:tc:opendocument:xmlns:manifest:1.0" xmlns:chart="urn:oasis:names:tc:opendocument:xmlns:chart:1.0" office:version="1.2">
  <office:meta>
    <meta:generator>ODFPY/1.4.1</meta:generator>
  </office:meta>
</office:document-meta>
</file>